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text-properties officeooo:paragraph-rsid="0002ad56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normal" officeooo:paragraph-rsid="0002ad56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09e046" officeooo:paragraph-rsid="0009e046" style:font-weight-asian="bold" style:font-weight-complex="bold"/>
    </style:style>
    <style:style style:name="P7" style:family="paragraph" style:parent-style-name="Standard">
      <style:text-properties fo:font-weight="bold" officeooo:paragraph-rsid="00135a4e" style:font-weight-asian="bold" style:font-weight-complex="bold"/>
    </style:style>
    <style:style style:name="P8" style:family="paragraph" style:parent-style-name="Standard">
      <style:text-properties fo:font-weight="normal" officeooo:rsid="00065756" officeooo:paragraph-rsid="00065756" style:font-weight-asian="normal" style:font-weight-complex="normal"/>
    </style:style>
    <style:style style:name="P9" style:family="paragraph" style:parent-style-name="Standard">
      <style:text-properties fo:font-weight="normal" officeooo:rsid="0007d95a" officeooo:paragraph-rsid="0007d95a" style:font-weight-asian="normal" style:font-weight-complex="normal"/>
    </style:style>
    <style:style style:name="P10" style:family="paragraph" style:parent-style-name="Standard">
      <style:text-properties fo:font-weight="normal" officeooo:rsid="0007d95a" officeooo:paragraph-rsid="0007dfd2" style:font-weight-asian="normal" style:font-weight-complex="normal"/>
    </style:style>
    <style:style style:name="P11" style:family="paragraph" style:parent-style-name="Standard">
      <style:text-properties fo:font-weight="normal" officeooo:rsid="0007dfd2" officeooo:paragraph-rsid="0007dfd2" style:font-weight-asian="normal" style:font-weight-complex="normal"/>
    </style:style>
    <style:style style:name="P12" style:family="paragraph" style:parent-style-name="Standard">
      <style:text-properties fo:font-weight="normal" officeooo:rsid="0009e046" officeooo:paragraph-rsid="0009e046" style:font-weight-asian="normal" style:font-weight-complex="normal"/>
    </style:style>
    <style:style style:name="P13" style:family="paragraph" style:parent-style-name="Standard">
      <style:text-properties fo:font-weight="normal" officeooo:rsid="0009e046" officeooo:paragraph-rsid="0010ec28" style:font-weight-asian="normal" style:font-weight-complex="normal"/>
    </style:style>
    <style:style style:name="P14" style:family="paragraph" style:parent-style-name="Standard">
      <style:text-properties officeooo:rsid="00065756" officeooo:paragraph-rsid="00065756"/>
    </style:style>
    <style:style style:name="P15" style:family="paragraph" style:parent-style-name="Standard">
      <style:text-properties fo:font-variant="normal" fo:text-transform="none" fo:color="#000000" loext:opacity="100%" fo:font-style="normal" fo:font-weight="normal" officeooo:rsid="0007dfd2" officeooo:paragraph-rsid="0007dfd2" style:font-weight-asian="normal" style:font-weight-complex="normal"/>
    </style:style>
    <style:style style:name="P16" style:family="paragraph" style:parent-style-name="Standard">
      <style:text-properties fo:font-variant="normal" fo:text-transform="none" fo:color="#000000" loext:opacity="100%" fo:font-style="normal" fo:font-weight="normal" officeooo:rsid="00092c80" officeooo:paragraph-rsid="00092c80" style:font-weight-asian="normal" style:font-weight-complex="normal"/>
    </style:style>
    <style:style style:name="P17" style:family="paragraph" style:parent-style-name="Standard">
      <style:text-properties officeooo:rsid="00092c80" officeooo:paragraph-rsid="00092c80"/>
    </style:style>
    <style:style style:name="P18" style:family="paragraph" style:parent-style-name="Standard">
      <style:text-properties officeooo:rsid="0009e046" officeooo:paragraph-rsid="0009e046"/>
    </style:style>
    <style:style style:name="P19" style:family="paragraph" style:parent-style-name="Standard">
      <style:text-properties fo:color="#000000" loext:opacity="100%"/>
    </style:style>
    <style:style style:name="P20" style:family="paragraph" style:parent-style-name="Standard">
      <style:text-properties fo:color="#000000" loext:opacity="100%" fo:font-weight="bold" officeooo:rsid="0009e046" officeooo:paragraph-rsid="0009e046" style:font-weight-asian="bold" style:font-weight-complex="bold"/>
    </style:style>
    <style:style style:name="P21" style:family="paragraph" style:parent-style-name="Standard">
      <style:text-properties fo:color="#000000" loext:opacity="100%" fo:font-weight="bold" officeooo:rsid="000a9914" officeooo:paragraph-rsid="000a9914" style:font-weight-asian="bold" style:font-weight-complex="bold"/>
    </style:style>
    <style:style style:name="P22" style:family="paragraph" style:parent-style-name="Standard">
      <style:text-properties fo:color="#000000" loext:opacity="100%" fo:font-weight="bold" officeooo:rsid="00129c37" officeooo:paragraph-rsid="00129c37" style:font-weight-asian="bold" style:font-weight-complex="bold"/>
    </style:style>
    <style:style style:name="P23" style:family="paragraph" style:parent-style-name="Standard">
      <style:text-properties fo:color="#000000" loext:opacity="100%" fo:font-weight="normal" officeooo:rsid="0009e046" officeooo:paragraph-rsid="0010ec28" style:font-weight-asian="normal" style:font-weight-complex="normal"/>
    </style:style>
    <style:style style:name="P24" style:family="paragraph" style:parent-style-name="Standard">
      <style:text-properties fo:color="#000000" loext:opacity="100%" fo:font-weight="normal" officeooo:rsid="00129c37" officeooo:paragraph-rsid="00129c37" style:font-weight-asian="normal" style:font-weight-complex="normal"/>
    </style:style>
    <style:style style:name="P25" style:family="paragraph" style:parent-style-name="Standard">
      <style:text-properties fo:color="#000000" loext:opacity="100%" fo:font-weight="normal" officeooo:rsid="00129c37" officeooo:paragraph-rsid="0013a192" style:font-weight-asian="normal" style:font-weight-complex="normal"/>
    </style:style>
    <style:style style:name="P26" style:family="paragraph" style:parent-style-name="Standard">
      <style:text-properties fo:color="#000000" loext:opacity="100%" fo:font-weight="normal" officeooo:rsid="00135a4e" officeooo:paragraph-rsid="0013a192" style:font-weight-asian="normal" style:font-weight-complex="normal"/>
    </style:style>
    <style:style style:name="P27" style:family="paragraph" style:parent-style-name="Standard">
      <style:text-properties fo:color="#000000" loext:opacity="100%" fo:font-weight="normal" officeooo:rsid="000a9914" officeooo:paragraph-rsid="0009e046" fo:background-color="#ffff00" style:font-weight-asian="normal" style:font-weight-complex="normal"/>
    </style:style>
    <style:style style:name="P28" style:family="paragraph" style:parent-style-name="Standard">
      <style:text-properties officeooo:paragraph-rsid="00129c37"/>
    </style:style>
    <style:style style:name="P29" style:family="paragraph" style:parent-style-name="Standard" style:list-style-name="L1"/>
    <style:style style:name="P30" style:family="paragraph" style:parent-style-name="Standard" style:list-style-name="L1">
      <style:text-properties officeooo:rsid="001411eb" officeooo:paragraph-rsid="001411eb"/>
    </style:style>
    <style:style style:name="P31" style:family="paragraph" style:parent-style-name="Standard" style:list-style-name="L2"/>
    <style:style style:name="P32" style:family="paragraph" style:parent-style-name="Standard" style:list-style-name="L2">
      <style:text-properties officeooo:rsid="0003868c" officeooo:paragraph-rsid="0003868c"/>
    </style:style>
    <style:style style:name="P33" style:family="paragraph" style:parent-style-name="Standard" style:list-style-name="L2">
      <style:text-properties officeooo:rsid="0003b8c0" officeooo:paragraph-rsid="0003b8c0"/>
    </style:style>
    <style:style style:name="P34" style:family="paragraph" style:parent-style-name="Standard" style:list-style-name="L3"/>
    <style:style style:name="P35" style:family="paragraph" style:parent-style-name="Standard" style:list-style-name="L4"/>
    <style:style style:name="P36" style:family="paragraph" style:parent-style-name="Standard" style:list-style-name="L4">
      <style:text-properties officeooo:paragraph-rsid="00092c80"/>
    </style:style>
    <style:style style:name="P37" style:family="paragraph" style:parent-style-name="Standard" style:list-style-name="L4">
      <style:text-properties officeooo:paragraph-rsid="00135a4e"/>
    </style:style>
    <style:style style:name="P38" style:family="paragraph" style:parent-style-name="Standard" style:list-style-name="L5">
      <style:text-properties fo:font-weight="normal" officeooo:rsid="0004f634" officeooo:paragraph-rsid="0004f634" style:font-weight-asian="normal" style:font-weight-complex="normal"/>
    </style:style>
    <style:style style:name="P39" style:family="paragraph" style:parent-style-name="Standard" style:list-style-name="L7">
      <style:text-properties fo:font-weight="normal" officeooo:rsid="0004f634" officeooo:paragraph-rsid="00065756" style:font-weight-asian="normal" style:font-weight-complex="normal"/>
    </style:style>
    <style:style style:name="P40" style:family="paragraph" style:parent-style-name="Standard" style:list-style-name="L20">
      <style:text-properties fo:font-weight="normal" officeooo:rsid="0004f634" officeooo:paragraph-rsid="00222218" style:font-weight-asian="normal" style:font-weight-complex="normal"/>
    </style:style>
    <style:style style:name="P41" style:family="paragraph" style:parent-style-name="Standard" style:list-style-name="L8">
      <style:text-properties fo:font-weight="normal" officeooo:rsid="0007d95a" officeooo:paragraph-rsid="0007d95a" style:font-weight-asian="normal" style:font-weight-complex="normal"/>
    </style:style>
    <style:style style:name="P42" style:family="paragraph" style:parent-style-name="Standard" style:list-style-name="L8">
      <style:text-properties fo:font-weight="normal" officeooo:rsid="0007d95a" officeooo:paragraph-rsid="0007dfd2" style:font-weight-asian="normal" style:font-weight-complex="normal"/>
    </style:style>
    <style:style style:name="P43" style:family="paragraph" style:parent-style-name="Standard" style:list-style-name="L9">
      <style:text-properties fo:font-weight="normal" officeooo:rsid="0007d95a" officeooo:paragraph-rsid="0007d95a" style:font-weight-asian="normal" style:font-weight-complex="normal"/>
    </style:style>
    <style:style style:name="P44" style:family="paragraph" style:parent-style-name="Standard" style:list-style-name="L10">
      <style:text-properties fo:font-weight="normal" officeooo:rsid="0007d95a" officeooo:paragraph-rsid="0007d95a" style:font-weight-asian="normal" style:font-weight-complex="normal"/>
    </style:style>
    <style:style style:name="P45" style:family="paragraph" style:parent-style-name="Standard" style:list-style-name="L11">
      <style:text-properties fo:font-weight="normal" officeooo:rsid="0007d95a" officeooo:paragraph-rsid="0007dfd2" style:font-weight-asian="normal" style:font-weight-complex="normal"/>
    </style:style>
    <style:style style:name="P46" style:family="paragraph" style:parent-style-name="Standard" style:list-style-name="L12">
      <style:text-properties fo:font-weight="normal" officeooo:rsid="0007d95a" officeooo:paragraph-rsid="0007dfd2" style:font-weight-asian="normal" style:font-weight-complex="normal"/>
    </style:style>
    <style:style style:name="P47" style:family="paragraph" style:parent-style-name="Standard" style:list-style-name="L20">
      <style:text-properties fo:font-weight="normal" officeooo:rsid="0007d95a" officeooo:paragraph-rsid="00244909" style:font-weight-asian="normal" style:font-weight-complex="normal"/>
    </style:style>
    <style:style style:name="P48" style:family="paragraph" style:parent-style-name="Standard" style:list-style-name="L13">
      <style:text-properties fo:font-weight="normal" officeooo:rsid="00092c80" officeooo:paragraph-rsid="00092c80" style:font-weight-asian="normal" style:font-weight-complex="normal"/>
    </style:style>
    <style:style style:name="P49" style:family="paragraph" style:parent-style-name="Standard" style:list-style-name="L13">
      <style:text-properties fo:font-weight="normal" officeooo:rsid="00092c80" officeooo:paragraph-rsid="0021a292" style:font-weight-asian="normal" style:font-weight-complex="normal"/>
    </style:style>
    <style:style style:name="P50" style:family="paragraph" style:parent-style-name="Standard" style:list-style-name="L15">
      <style:text-properties fo:font-weight="normal" officeooo:rsid="0009e046" officeooo:paragraph-rsid="0009e046" style:font-weight-asian="normal" style:font-weight-complex="normal"/>
    </style:style>
    <style:style style:name="P51" style:family="paragraph" style:parent-style-name="Standard" style:list-style-name="L15">
      <style:text-properties fo:font-weight="normal" officeooo:rsid="0009e046" officeooo:paragraph-rsid="000a9914" style:font-weight-asian="normal" style:font-weight-complex="normal"/>
    </style:style>
    <style:style style:name="P52" style:family="paragraph" style:parent-style-name="Standard" style:list-style-name="L15">
      <style:text-properties fo:font-weight="normal" officeooo:rsid="0009e046" officeooo:paragraph-rsid="0010ec28" style:font-weight-asian="normal" style:font-weight-complex="normal"/>
    </style:style>
    <style:style style:name="P53" style:family="paragraph" style:parent-style-name="Standard" style:list-style-name="L15">
      <style:text-properties fo:font-weight="normal" officeooo:rsid="0009e046" officeooo:paragraph-rsid="0021314f" style:font-weight-asian="normal" style:font-weight-complex="normal"/>
    </style:style>
    <style:style style:name="P54" style:family="paragraph" style:parent-style-name="Standard" style:list-style-name="L15">
      <style:text-properties fo:font-weight="normal" officeooo:rsid="0009e046" officeooo:paragraph-rsid="0021a292" style:font-weight-asian="normal" style:font-weight-complex="normal"/>
    </style:style>
    <style:style style:name="P55" style:family="paragraph" style:parent-style-name="Standard">
      <style:text-properties fo:font-weight="normal" officeooo:rsid="0009e046" officeooo:paragraph-rsid="0021314f" style:font-weight-asian="normal" style:font-weight-complex="normal"/>
    </style:style>
    <style:style style:name="P56" style:family="paragraph" style:parent-style-name="Standard">
      <style:text-properties fo:font-weight="normal" officeooo:rsid="0009e046" officeooo:paragraph-rsid="0021a292" style:font-weight-asian="normal" style:font-weight-complex="normal"/>
    </style:style>
    <style:style style:name="P57" style:family="paragraph" style:parent-style-name="Standard" style:list-style-name="L15">
      <style:text-properties fo:font-weight="normal" officeooo:rsid="000a9914" officeooo:paragraph-rsid="000a9914" style:font-weight-asian="normal" style:font-weight-complex="normal"/>
    </style:style>
    <style:style style:name="P58" style:family="paragraph" style:parent-style-name="Standard" style:list-style-name="L15">
      <style:text-properties fo:font-weight="normal" officeooo:rsid="000a9914" officeooo:paragraph-rsid="0010ec28" style:font-weight-asian="normal" style:font-weight-complex="normal"/>
    </style:style>
    <style:style style:name="P59" style:family="paragraph" style:parent-style-name="Standard" style:list-style-name="L15">
      <style:text-properties fo:font-weight="normal" officeooo:rsid="000a9914" officeooo:paragraph-rsid="00129c37" style:font-weight-asian="normal" style:font-weight-complex="normal"/>
    </style:style>
    <style:style style:name="P60" style:family="paragraph" style:parent-style-name="Standard" style:list-style-name="L15">
      <style:text-properties fo:font-weight="normal" officeooo:rsid="000a9914" officeooo:paragraph-rsid="0013a192" style:font-weight-asian="normal" style:font-weight-complex="normal"/>
    </style:style>
    <style:style style:name="P61" style:family="paragraph" style:parent-style-name="Standard" style:list-style-name="L15">
      <style:text-properties fo:font-weight="normal" officeooo:rsid="0010ec28" officeooo:paragraph-rsid="0010ec28" style:font-weight-asian="normal" style:font-weight-complex="normal"/>
    </style:style>
    <style:style style:name="P62" style:family="paragraph" style:parent-style-name="Standard" style:list-style-name="L15">
      <style:text-properties fo:font-weight="normal" officeooo:rsid="0010ec28" officeooo:paragraph-rsid="00129c37" style:font-weight-asian="normal" style:font-weight-complex="normal"/>
    </style:style>
    <style:style style:name="P63" style:family="paragraph" style:parent-style-name="Standard" style:list-style-name="L15">
      <style:text-properties fo:font-weight="normal" officeooo:rsid="0021314f" officeooo:paragraph-rsid="0021314f" style:font-weight-asian="normal" style:font-weight-complex="normal"/>
    </style:style>
    <style:style style:name="P64" style:family="paragraph" style:parent-style-name="Standard" style:list-style-name="L22">
      <style:text-properties fo:font-weight="normal" officeooo:rsid="00244909" officeooo:paragraph-rsid="00249371" style:font-weight-asian="normal" style:font-weight-complex="normal"/>
    </style:style>
    <style:style style:name="P65" style:family="paragraph" style:parent-style-name="Standard" style:list-style-name="L22">
      <style:text-properties fo:font-weight="normal" officeooo:rsid="00249371" officeooo:paragraph-rsid="00249371" style:font-weight-asian="normal" style:font-weight-complex="normal"/>
    </style:style>
    <style:style style:name="P66" style:family="paragraph" style:parent-style-name="Standard" style:list-style-name="L5">
      <style:text-properties officeooo:rsid="0004f634" officeooo:paragraph-rsid="0004f634"/>
    </style:style>
    <style:style style:name="P67" style:family="paragraph" style:parent-style-name="Standard" style:list-style-name="L5">
      <style:text-properties officeooo:rsid="0004f634" officeooo:paragraph-rsid="001d6fbb"/>
    </style:style>
    <style:style style:name="P68" style:family="paragraph" style:parent-style-name="Standard" style:list-style-name="L5">
      <style:text-properties officeooo:rsid="0004f634" officeooo:paragraph-rsid="001ef4b7"/>
    </style:style>
    <style:style style:name="P69" style:family="paragraph" style:parent-style-name="Standard" style:list-style-name="L7">
      <style:text-properties officeooo:rsid="0004f634" officeooo:paragraph-rsid="0007dfd2"/>
    </style:style>
    <style:style style:name="P70" style:family="paragraph" style:parent-style-name="Standard" style:list-style-name="L7">
      <style:text-properties officeooo:rsid="0004f634" officeooo:paragraph-rsid="001ef4b7"/>
    </style:style>
    <style:style style:name="P71" style:family="paragraph" style:parent-style-name="Standard" style:list-style-name="L20">
      <style:text-properties officeooo:rsid="0004f634" officeooo:paragraph-rsid="00222218"/>
    </style:style>
    <style:style style:name="P72" style:family="paragraph" style:parent-style-name="Standard" style:list-style-name="L20">
      <style:text-properties officeooo:rsid="0004f634" officeooo:paragraph-rsid="0022c53b"/>
    </style:style>
    <style:style style:name="P73" style:family="paragraph" style:parent-style-name="Standard" style:list-style-name="L6"/>
    <style:style style:name="P74" style:family="paragraph" style:parent-style-name="Standard" style:list-style-name="L6">
      <style:text-properties officeooo:paragraph-rsid="0007d95a"/>
    </style:style>
    <style:style style:name="P75" style:family="paragraph" style:parent-style-name="Standard" style:list-style-name="L6">
      <style:text-properties officeooo:paragraph-rsid="00065756"/>
    </style:style>
    <style:style style:name="P76" style:family="paragraph" style:parent-style-name="Standard" style:list-style-name="L6">
      <style:text-properties officeooo:rsid="00065756" officeooo:paragraph-rsid="00065756"/>
    </style:style>
    <style:style style:name="P77" style:family="paragraph" style:parent-style-name="Standard" style:list-style-name="L7">
      <style:text-properties officeooo:rsid="00065756" officeooo:paragraph-rsid="00065756"/>
    </style:style>
    <style:style style:name="P78" style:family="paragraph" style:parent-style-name="Standard" style:list-style-name="L20">
      <style:text-properties officeooo:rsid="00065756" officeooo:paragraph-rsid="00222218"/>
    </style:style>
    <style:style style:name="P79" style:family="paragraph" style:parent-style-name="Standard">
      <style:text-properties officeooo:rsid="00065756" officeooo:paragraph-rsid="00065756"/>
    </style:style>
    <style:style style:name="P80" style:family="paragraph" style:parent-style-name="Standard" style:list-style-name="L6">
      <style:text-properties officeooo:rsid="00092c80" officeooo:paragraph-rsid="00092c80"/>
    </style:style>
    <style:style style:name="P81" style:family="paragraph" style:parent-style-name="Standard" style:list-style-name="L7">
      <style:text-properties officeooo:paragraph-rsid="0007d95a"/>
    </style:style>
    <style:style style:name="P82" style:family="paragraph" style:parent-style-name="Standard" style:list-style-name="L7">
      <style:text-properties officeooo:paragraph-rsid="00065756"/>
    </style:style>
    <style:style style:name="P83" style:family="paragraph" style:parent-style-name="Standard" style:list-style-name="L10">
      <style:text-properties officeooo:paragraph-rsid="0007dfd2"/>
    </style:style>
    <style:style style:name="P84" style:family="paragraph" style:parent-style-name="Standard" style:list-style-name="L10">
      <style:text-properties fo:font-variant="normal" fo:text-transform="none" fo:color="#000000" loext:opacity="100%" fo:font-style="normal" fo:font-weight="normal" officeooo:rsid="0007dfd2" officeooo:paragraph-rsid="0007dfd2" style:font-weight-asian="normal" style:font-weight-complex="normal"/>
    </style:style>
    <style:style style:name="P85" style:family="paragraph" style:parent-style-name="Standard" style:list-style-name="L12">
      <style:text-properties fo:font-variant="normal" fo:text-transform="none" fo:color="#000000" loext:opacity="100%" fo:font-style="normal" fo:font-weight="normal" officeooo:rsid="0007dfd2" officeooo:paragraph-rsid="0007dfd2" style:font-weight-asian="normal" style:font-weight-complex="normal"/>
    </style:style>
    <style:style style:name="P86" style:family="paragraph" style:parent-style-name="Standard">
      <style:text-properties fo:font-variant="normal" fo:text-transform="none" fo:color="#000000" loext:opacity="100%" fo:font-style="normal" fo:font-weight="normal" officeooo:rsid="00092c80" officeooo:paragraph-rsid="00092c80" style:font-weight-asian="normal" style:font-weight-complex="normal"/>
    </style:style>
    <style:style style:name="P87" style:family="paragraph" style:parent-style-name="Standard">
      <style:text-properties fo:font-variant="normal" fo:text-transform="none" fo:color="#000000" loext:opacity="100%" fo:font-style="normal" fo:font-weight="normal"/>
    </style:style>
    <style:style style:name="P88" style:family="paragraph" style:parent-style-name="Standard" style:list-style-name="L12">
      <style:text-properties officeooo:paragraph-rsid="0007dfd2"/>
    </style:style>
    <style:style style:name="P89" style:family="paragraph" style:parent-style-name="Standard" style:list-style-name="L13"/>
    <style:style style:name="P90" style:family="paragraph" style:parent-style-name="Standard" style:list-style-name="L13">
      <style:text-properties officeooo:paragraph-rsid="0009e046"/>
    </style:style>
    <style:style style:name="P91" style:family="paragraph" style:parent-style-name="Standard" style:list-style-name="L13">
      <style:text-properties officeooo:rsid="0009e046" officeooo:paragraph-rsid="0009e046"/>
    </style:style>
    <style:style style:name="P92" style:family="paragraph" style:parent-style-name="Standard">
      <style:text-properties officeooo:rsid="0009e046" officeooo:paragraph-rsid="0009e046"/>
    </style:style>
    <style:style style:name="P93" style:family="paragraph" style:parent-style-name="Standard" style:list-style-name="L15">
      <style:text-properties officeooo:paragraph-rsid="0009e046"/>
    </style:style>
    <style:style style:name="P94" style:family="paragraph" style:parent-style-name="Standard" style:list-style-name="L15">
      <style:text-properties officeooo:paragraph-rsid="000a9914"/>
    </style:style>
    <style:style style:name="P95" style:family="paragraph" style:parent-style-name="Standard" style:list-style-name="L15">
      <style:text-properties officeooo:paragraph-rsid="0010ec28"/>
    </style:style>
    <style:style style:name="P96" style:family="paragraph" style:parent-style-name="Standard" style:list-style-name="L15">
      <style:text-properties officeooo:paragraph-rsid="00135a4e"/>
    </style:style>
    <style:style style:name="P97" style:family="paragraph" style:parent-style-name="Standard" style:list-style-name="L15">
      <style:text-properties officeooo:rsid="000a9914" officeooo:paragraph-rsid="000a9914"/>
    </style:style>
    <style:style style:name="P98" style:family="paragraph" style:parent-style-name="Standard" style:list-style-name="L15">
      <style:text-properties fo:color="#000000" loext:opacity="100%" fo:font-weight="normal" officeooo:rsid="0009e046" officeooo:paragraph-rsid="0009e046" style:font-weight-asian="normal" style:font-weight-complex="normal"/>
    </style:style>
    <style:style style:name="P99" style:family="paragraph" style:parent-style-name="Standard" style:list-style-name="L15">
      <style:text-properties fo:color="#000000" loext:opacity="100%" fo:font-weight="normal" officeooo:rsid="0009e046" officeooo:paragraph-rsid="0010ec28" style:font-weight-asian="normal" style:font-weight-complex="normal"/>
    </style:style>
    <style:style style:name="P100" style:family="paragraph" style:parent-style-name="Standard" style:list-style-name="L15">
      <style:text-properties fo:color="#000000" loext:opacity="100%" fo:font-weight="normal" officeooo:rsid="0009e046" officeooo:paragraph-rsid="0021314f" style:font-weight-asian="normal" style:font-weight-complex="normal"/>
    </style:style>
    <style:style style:name="P101" style:family="paragraph" style:parent-style-name="Standard" style:list-style-name="L15">
      <style:text-properties fo:color="#000000" loext:opacity="100%" fo:font-weight="normal" officeooo:rsid="0009e046" officeooo:paragraph-rsid="0021a292" style:font-weight-asian="normal" style:font-weight-complex="normal"/>
    </style:style>
    <style:style style:name="P102" style:family="paragraph" style:parent-style-name="Standard">
      <style:text-properties fo:color="#000000" loext:opacity="100%" fo:font-weight="normal" officeooo:rsid="0009e046" officeooo:paragraph-rsid="0021314f" style:font-weight-asian="normal" style:font-weight-complex="normal"/>
    </style:style>
    <style:style style:name="P103" style:family="paragraph" style:parent-style-name="Standard">
      <style:text-properties fo:color="#000000" loext:opacity="100%" fo:font-weight="normal" officeooo:rsid="0009e046" officeooo:paragraph-rsid="0021a292" style:font-weight-asian="normal" style:font-weight-complex="normal"/>
    </style:style>
    <style:style style:name="P104" style:family="paragraph" style:parent-style-name="Standard">
      <style:text-properties fo:color="#000000" loext:opacity="100%" fo:font-weight="normal" officeooo:rsid="0009e046" officeooo:paragraph-rsid="00292a28" style:font-weight-asian="normal" style:font-weight-complex="normal"/>
    </style:style>
    <style:style style:name="P105" style:family="paragraph" style:parent-style-name="Standard" style:list-style-name="L16">
      <style:text-properties fo:color="#000000" loext:opacity="100%" fo:font-weight="normal" officeooo:rsid="00129c37" officeooo:paragraph-rsid="00129c37" style:font-weight-asian="normal" style:font-weight-complex="normal"/>
    </style:style>
    <style:style style:name="P106" style:family="paragraph" style:parent-style-name="Standard" style:list-style-name="L16">
      <style:text-properties fo:color="#000000" loext:opacity="100%" fo:font-weight="normal" officeooo:rsid="00129c37" officeooo:paragraph-rsid="0013a192" style:font-weight-asian="normal" style:font-weight-complex="normal"/>
    </style:style>
    <style:style style:name="P107" style:family="paragraph" style:parent-style-name="Standard" style:list-style-name="L16">
      <style:text-properties fo:color="#000000" loext:opacity="100%" fo:font-weight="normal" officeooo:rsid="00129c37" officeooo:paragraph-rsid="0018b64d" style:font-weight-asian="normal" style:font-weight-complex="normal"/>
    </style:style>
    <style:style style:name="P108" style:family="paragraph" style:parent-style-name="Standard" style:list-style-name="L16">
      <style:text-properties fo:color="#000000" loext:opacity="100%" fo:font-weight="normal" officeooo:rsid="00129c37" officeooo:paragraph-rsid="001f8f8c" style:font-weight-asian="normal" style:font-weight-complex="normal"/>
    </style:style>
    <style:style style:name="P109" style:family="paragraph" style:parent-style-name="Standard" style:list-style-name="L16">
      <style:text-properties fo:color="#000000" loext:opacity="100%" fo:font-weight="normal" officeooo:rsid="00129c37" officeooo:paragraph-rsid="0021314f" style:font-weight-asian="normal" style:font-weight-complex="normal"/>
    </style:style>
    <style:style style:name="P110" style:family="paragraph" style:parent-style-name="Standard">
      <style:text-properties fo:color="#000000" loext:opacity="100%" fo:font-weight="normal" officeooo:rsid="00129c37" officeooo:paragraph-rsid="00129c37" style:font-weight-asian="normal" style:font-weight-complex="normal"/>
    </style:style>
    <style:style style:name="P111" style:family="paragraph" style:parent-style-name="Standard">
      <style:text-properties fo:color="#000000" loext:opacity="100%" fo:font-weight="normal" officeooo:rsid="00129c37" officeooo:paragraph-rsid="0018b64d" style:font-weight-asian="normal" style:font-weight-complex="normal"/>
    </style:style>
    <style:style style:name="P112" style:family="paragraph" style:parent-style-name="Standard">
      <style:text-properties fo:color="#000000" loext:opacity="100%" fo:font-weight="normal" officeooo:rsid="00129c37" officeooo:paragraph-rsid="0021314f" style:font-weight-asian="normal" style:font-weight-complex="normal"/>
    </style:style>
    <style:style style:name="P113" style:family="paragraph" style:parent-style-name="Standard" style:list-style-name="L16">
      <style:text-properties fo:color="#000000" loext:opacity="100%" fo:font-weight="normal" officeooo:rsid="00135a4e" officeooo:paragraph-rsid="00135a4e" style:font-weight-asian="normal" style:font-weight-complex="normal"/>
    </style:style>
    <style:style style:name="P114" style:family="paragraph" style:parent-style-name="Standard" style:list-style-name="L16">
      <style:text-properties fo:color="#000000" loext:opacity="100%" fo:font-weight="normal" officeooo:rsid="00135a4e" officeooo:paragraph-rsid="0013a192" style:font-weight-asian="normal" style:font-weight-complex="normal"/>
    </style:style>
    <style:style style:name="P115" style:family="paragraph" style:parent-style-name="Standard" style:list-style-name="L16">
      <style:text-properties fo:color="#000000" loext:opacity="100%" fo:font-weight="normal" officeooo:rsid="00135a4e" officeooo:paragraph-rsid="00168eb5" style:font-weight-asian="normal" style:font-weight-complex="normal"/>
    </style:style>
    <style:style style:name="P116" style:family="paragraph" style:parent-style-name="Standard" style:list-style-name="L16">
      <style:text-properties fo:color="#000000" loext:opacity="100%" fo:font-weight="normal" officeooo:rsid="00135a4e" officeooo:paragraph-rsid="00253673" style:font-weight-asian="normal" style:font-weight-complex="normal"/>
    </style:style>
    <style:style style:name="P117" style:family="paragraph" style:parent-style-name="Standard" style:list-style-name="L16">
      <style:text-properties fo:color="#000000" loext:opacity="100%" fo:font-weight="normal" officeooo:rsid="0013a192" officeooo:paragraph-rsid="0013a192" style:font-weight-asian="normal" style:font-weight-complex="normal"/>
    </style:style>
    <style:style style:name="P118" style:family="paragraph" style:parent-style-name="Standard" style:list-style-name="L16">
      <style:text-properties fo:color="#000000" loext:opacity="100%" fo:font-weight="normal" officeooo:rsid="0013a192" officeooo:paragraph-rsid="00168eb5" style:font-weight-asian="normal" style:font-weight-complex="normal"/>
    </style:style>
    <style:style style:name="P119" style:family="paragraph" style:parent-style-name="Standard" style:list-style-name="L16">
      <style:text-properties fo:color="#000000" loext:opacity="100%" fo:font-weight="normal" officeooo:rsid="0013a192" officeooo:paragraph-rsid="0018b64d" style:font-weight-asian="normal" style:font-weight-complex="normal"/>
    </style:style>
    <style:style style:name="P120" style:family="paragraph" style:parent-style-name="Standard" style:list-style-name="L16">
      <style:text-properties fo:color="#000000" loext:opacity="100%" fo:font-weight="normal" officeooo:rsid="0013a192" officeooo:paragraph-rsid="001f8f8c" style:font-weight-asian="normal" style:font-weight-complex="normal"/>
    </style:style>
    <style:style style:name="P121" style:family="paragraph" style:parent-style-name="Standard" style:list-style-name="L16">
      <style:text-properties fo:color="#000000" loext:opacity="100%" fo:font-weight="normal" officeooo:rsid="0013a192" officeooo:paragraph-rsid="0021314f" style:font-weight-asian="normal" style:font-weight-complex="normal"/>
    </style:style>
    <style:style style:name="P122" style:family="paragraph" style:parent-style-name="Standard" style:list-style-name="L16">
      <style:text-properties fo:color="#000000" loext:opacity="100%" fo:font-weight="normal" officeooo:rsid="0013a192" officeooo:paragraph-rsid="00253673" style:font-weight-asian="normal" style:font-weight-complex="normal"/>
    </style:style>
    <style:style style:name="P123" style:family="paragraph" style:parent-style-name="Standard" style:list-style-name="L15">
      <style:text-properties fo:color="#000000" loext:opacity="100%" fo:font-weight="normal" officeooo:rsid="0013a192" officeooo:paragraph-rsid="0021314f" style:font-weight-asian="normal" style:font-weight-complex="normal"/>
    </style:style>
    <style:style style:name="P124" style:family="paragraph" style:parent-style-name="Standard" style:list-style-name="L15">
      <style:text-properties fo:color="#000000" loext:opacity="100%" fo:font-weight="normal" officeooo:rsid="0013a192" officeooo:paragraph-rsid="0021a292" style:font-weight-asian="normal" style:font-weight-complex="normal"/>
    </style:style>
    <style:style style:name="P125" style:family="paragraph" style:parent-style-name="Standard" style:list-style-name="L16">
      <style:text-properties fo:color="#000000" loext:opacity="100%" fo:font-weight="normal" officeooo:rsid="001411eb" officeooo:paragraph-rsid="001411eb" style:font-weight-asian="normal" style:font-weight-complex="normal"/>
    </style:style>
    <style:style style:name="P126" style:family="paragraph" style:parent-style-name="Standard" style:list-style-name="L16">
      <style:text-properties fo:color="#000000" loext:opacity="100%" fo:font-weight="normal" officeooo:rsid="001411eb" officeooo:paragraph-rsid="00168eb5" style:font-weight-asian="normal" style:font-weight-complex="normal"/>
    </style:style>
    <style:style style:name="P127" style:family="paragraph" style:parent-style-name="Standard" style:list-style-name="L16">
      <style:text-properties fo:color="#000000" loext:opacity="100%" fo:font-weight="normal" officeooo:rsid="001411eb" officeooo:paragraph-rsid="00253673" style:font-weight-asian="normal" style:font-weight-complex="normal"/>
    </style:style>
    <style:style style:name="P128" style:family="paragraph" style:parent-style-name="Standard" style:list-style-name="L16">
      <style:text-properties fo:color="#000000" loext:opacity="100%" fo:font-weight="normal" officeooo:rsid="0015b1ec" officeooo:paragraph-rsid="0015b1ec" style:font-weight-asian="normal" style:font-weight-complex="normal"/>
    </style:style>
    <style:style style:name="P129" style:family="paragraph" style:parent-style-name="Standard" style:list-style-name="L16">
      <style:text-properties fo:color="#000000" loext:opacity="100%" fo:font-weight="normal" officeooo:rsid="0015b1ec" officeooo:paragraph-rsid="00168eb5" style:font-weight-asian="normal" style:font-weight-complex="normal"/>
    </style:style>
    <style:style style:name="P130" style:family="paragraph" style:parent-style-name="Standard" style:list-style-name="L16">
      <style:text-properties fo:color="#000000" loext:opacity="100%" fo:font-weight="normal" officeooo:rsid="0015b1ec" officeooo:paragraph-rsid="00253673" style:font-weight-asian="normal" style:font-weight-complex="normal"/>
    </style:style>
    <style:style style:name="P131" style:family="paragraph" style:parent-style-name="Standard" style:list-style-name="L16">
      <style:text-properties fo:color="#000000" loext:opacity="100%" fo:font-weight="normal" officeooo:rsid="00168eb5" officeooo:paragraph-rsid="00168eb5" style:font-weight-asian="normal" style:font-weight-complex="normal"/>
    </style:style>
    <style:style style:name="P132" style:family="paragraph" style:parent-style-name="Standard" style:list-style-name="L14">
      <style:text-properties fo:color="#000000" loext:opacity="100%" fo:font-weight="normal" officeooo:rsid="001a1632" officeooo:paragraph-rsid="001a1632" style:font-weight-asian="normal" style:font-weight-complex="normal"/>
    </style:style>
    <style:style style:name="P133" style:family="paragraph" style:parent-style-name="Standard" style:list-style-name="L14">
      <style:text-properties fo:color="#000000" loext:opacity="100%" fo:font-weight="normal" officeooo:rsid="001a1632" officeooo:paragraph-rsid="001b2087" style:font-weight-asian="normal" style:font-weight-complex="normal"/>
    </style:style>
    <style:style style:name="P134" style:family="paragraph" style:parent-style-name="Standard" style:list-style-name="L16">
      <style:text-properties fo:color="#000000" loext:opacity="100%" fo:font-weight="normal" officeooo:rsid="001b2087" officeooo:paragraph-rsid="001b2087" style:font-weight-asian="normal" style:font-weight-complex="normal"/>
    </style:style>
    <style:style style:name="P135" style:family="paragraph" style:parent-style-name="Standard" style:list-style-name="L16">
      <style:text-properties fo:color="#000000" loext:opacity="100%" fo:font-weight="normal" officeooo:rsid="001b2087" officeooo:paragraph-rsid="001f8f8c" style:font-weight-asian="normal" style:font-weight-complex="normal"/>
    </style:style>
    <style:style style:name="P136" style:family="paragraph" style:parent-style-name="Standard" style:list-style-name="L16">
      <style:text-properties fo:color="#000000" loext:opacity="100%" fo:font-weight="normal" officeooo:rsid="001b2087" officeooo:paragraph-rsid="00210483" style:font-weight-asian="normal" style:font-weight-complex="normal"/>
    </style:style>
    <style:style style:name="P137" style:family="paragraph" style:parent-style-name="Standard" style:list-style-name="L16">
      <style:text-properties fo:color="#000000" loext:opacity="100%" fo:font-weight="normal" officeooo:rsid="001b2087" officeooo:paragraph-rsid="0021314f" style:font-weight-asian="normal" style:font-weight-complex="normal"/>
    </style:style>
    <style:style style:name="P138" style:family="paragraph" style:parent-style-name="Standard" style:list-style-name="L16">
      <style:text-properties fo:color="#000000" loext:opacity="100%" fo:font-weight="normal" officeooo:rsid="001b2087" officeooo:paragraph-rsid="00272438" style:font-weight-asian="normal" style:font-weight-complex="normal"/>
    </style:style>
    <style:style style:name="P139" style:family="paragraph" style:parent-style-name="Standard" style:list-style-name="L16">
      <style:text-properties fo:color="#000000" loext:opacity="100%" fo:font-weight="normal" officeooo:rsid="001b2087" officeooo:paragraph-rsid="0028d964" style:font-weight-asian="normal" style:font-weight-complex="normal"/>
    </style:style>
    <style:style style:name="P140" style:family="paragraph" style:parent-style-name="Standard" style:list-style-name="L16">
      <style:text-properties fo:color="#000000" loext:opacity="100%" fo:font-weight="normal" officeooo:rsid="001b2087" officeooo:paragraph-rsid="00292a28" style:font-weight-asian="normal" style:font-weight-complex="normal"/>
    </style:style>
    <style:style style:name="P141" style:family="paragraph" style:parent-style-name="Standard" style:list-style-name="L16">
      <style:text-properties fo:color="#000000" loext:opacity="100%" fo:font-weight="normal" officeooo:rsid="001b89ff" officeooo:paragraph-rsid="001b89ff" style:font-weight-asian="normal" style:font-weight-complex="normal"/>
    </style:style>
    <style:style style:name="P142" style:family="paragraph" style:parent-style-name="Standard" style:list-style-name="L16">
      <style:text-properties fo:color="#000000" loext:opacity="100%" fo:font-weight="normal" officeooo:rsid="001b89ff" officeooo:paragraph-rsid="001f8f8c" style:font-weight-asian="normal" style:font-weight-complex="normal"/>
    </style:style>
    <style:style style:name="P143" style:family="paragraph" style:parent-style-name="Standard" style:list-style-name="L16">
      <style:text-properties fo:color="#000000" loext:opacity="100%" fo:font-weight="normal" officeooo:rsid="001b89ff" officeooo:paragraph-rsid="00272438" style:font-weight-asian="normal" style:font-weight-complex="normal"/>
    </style:style>
    <style:style style:name="P144" style:family="paragraph" style:parent-style-name="Standard" style:list-style-name="L16">
      <style:text-properties fo:color="#000000" loext:opacity="100%" fo:font-weight="normal" officeooo:rsid="001f8f8c" officeooo:paragraph-rsid="001f8f8c" style:font-weight-asian="normal" style:font-weight-complex="normal"/>
    </style:style>
    <style:style style:name="P145" style:family="paragraph" style:parent-style-name="Standard" style:list-style-name="L16">
      <style:text-properties fo:color="#000000" loext:opacity="100%" fo:font-weight="normal" officeooo:rsid="001f8f8c" officeooo:paragraph-rsid="0021314f" style:font-weight-asian="normal" style:font-weight-complex="normal"/>
    </style:style>
    <style:style style:name="P146" style:family="paragraph" style:parent-style-name="Standard">
      <style:text-properties fo:color="#000000" loext:opacity="100%" fo:font-weight="normal" officeooo:rsid="001f8f8c" officeooo:paragraph-rsid="001f8f8c" style:font-weight-asian="normal" style:font-weight-complex="normal"/>
    </style:style>
    <style:style style:name="P147" style:family="paragraph" style:parent-style-name="Standard">
      <style:text-properties fo:color="#000000" loext:opacity="100%" fo:font-weight="normal" officeooo:rsid="001f8f8c" officeooo:paragraph-rsid="0021314f" style:font-weight-asian="normal" style:font-weight-complex="normal"/>
    </style:style>
    <style:style style:name="P148" style:family="paragraph" style:parent-style-name="Standard" style:list-style-name="L16">
      <style:text-properties fo:color="#000000" loext:opacity="100%" fo:font-weight="normal" officeooo:rsid="00253673" officeooo:paragraph-rsid="00253673" style:font-weight-asian="normal" style:font-weight-complex="normal"/>
    </style:style>
    <style:style style:name="P149" style:family="paragraph" style:parent-style-name="Standard" style:list-style-name="L16">
      <style:text-properties fo:color="#000000" loext:opacity="100%" fo:font-weight="normal" officeooo:rsid="00272438" officeooo:paragraph-rsid="00272438" style:font-weight-asian="normal" style:font-weight-complex="normal"/>
    </style:style>
    <style:style style:name="P150" style:family="paragraph" style:parent-style-name="Standard" style:list-style-name="L16">
      <style:text-properties fo:color="#000000" loext:opacity="100%" fo:font-weight="normal" officeooo:rsid="00272438" officeooo:paragraph-rsid="002979fe" style:font-weight-asian="normal" style:font-weight-complex="normal"/>
    </style:style>
    <style:style style:name="P151" style:family="paragraph" style:parent-style-name="Standard">
      <style:text-properties fo:color="#000000" loext:opacity="100%" fo:font-weight="normal" officeooo:rsid="00272438" officeooo:paragraph-rsid="00272438" style:font-weight-asian="normal" style:font-weight-complex="normal"/>
    </style:style>
    <style:style style:name="P152" style:family="paragraph" style:parent-style-name="Standard" style:list-style-name="L23">
      <style:text-properties fo:color="#000000" loext:opacity="100%" fo:font-weight="normal" officeooo:rsid="0028d964" officeooo:paragraph-rsid="0028d964" style:font-weight-asian="normal" style:font-weight-complex="normal"/>
    </style:style>
    <style:style style:name="P153" style:family="paragraph" style:parent-style-name="Standard">
      <style:text-properties fo:color="#000000" loext:opacity="100%" fo:font-weight="normal" officeooo:rsid="0028d964" officeooo:paragraph-rsid="0028d964" style:font-weight-asian="normal" style:font-weight-complex="normal"/>
    </style:style>
    <style:style style:name="P154" style:family="paragraph" style:parent-style-name="Standard" style:list-style-name="L16">
      <style:text-properties fo:color="#000000" loext:opacity="100%" fo:font-weight="normal" officeooo:rsid="0028d964" officeooo:paragraph-rsid="0028d964" style:font-weight-asian="normal" style:font-weight-complex="normal"/>
    </style:style>
    <style:style style:name="P155" style:family="paragraph" style:parent-style-name="Standard" style:list-style-name="L16">
      <style:text-properties fo:color="#000000" loext:opacity="100%" fo:font-weight="normal" officeooo:rsid="00292a28" officeooo:paragraph-rsid="00292a28" style:font-weight-asian="normal" style:font-weight-complex="normal"/>
    </style:style>
    <style:style style:name="P156" style:family="paragraph" style:parent-style-name="Standard">
      <style:text-properties fo:color="#000000" loext:opacity="100%" fo:font-weight="bold" officeooo:rsid="00129c37" officeooo:paragraph-rsid="0013a192" style:font-weight-asian="bold" style:font-weight-complex="bold"/>
    </style:style>
    <style:style style:name="P157" style:family="paragraph" style:parent-style-name="Standard">
      <style:text-properties fo:color="#000000" loext:opacity="100%" fo:font-weight="bold" officeooo:rsid="00129c37" officeooo:paragraph-rsid="0018b64d" style:font-weight-asian="bold" style:font-weight-complex="bold"/>
    </style:style>
    <style:style style:name="P158" style:family="paragraph" style:parent-style-name="Standard">
      <style:text-properties fo:color="#000000" loext:opacity="100%" fo:font-weight="bold" officeooo:rsid="00129c37" officeooo:paragraph-rsid="00272438" style:font-weight-asian="bold" style:font-weight-complex="bold"/>
    </style:style>
    <style:style style:name="P159" style:family="paragraph" style:parent-style-name="Standard">
      <style:text-properties fo:color="#000000" loext:opacity="100%" fo:font-weight="bold" officeooo:rsid="001f8f8c" officeooo:paragraph-rsid="0021314f" style:font-weight-asian="bold" style:font-weight-complex="bold"/>
    </style:style>
    <style:style style:name="P160" style:family="paragraph" style:parent-style-name="Standard">
      <style:text-properties fo:color="#000000" loext:opacity="100%" fo:font-weight="bold" officeooo:rsid="001f8f8c" officeooo:paragraph-rsid="00292a28" style:font-weight-asian="bold" style:font-weight-complex="bold"/>
    </style:style>
    <style:style style:name="P161" style:family="paragraph" style:parent-style-name="Standard" style:list-style-name="L23">
      <style:text-properties fo:color="#000000" loext:opacity="100%" fo:font-style="italic" fo:font-weight="normal" officeooo:rsid="0028d964" officeooo:paragraph-rsid="0028d964" style:font-style-asian="italic" style:font-weight-asian="normal" style:font-style-complex="italic" style:font-weight-complex="normal"/>
    </style:style>
    <style:style style:name="P162" style:family="paragraph" style:parent-style-name="Standard" style:list-style-name="L16">
      <style:text-properties fo:color="#000000" loext:opacity="100%" fo:font-style="italic" fo:font-weight="normal" officeooo:rsid="002979fe" officeooo:paragraph-rsid="002979fe" style:font-style-asian="italic" style:font-weight-asian="normal" style:font-style-complex="italic" style:font-weight-complex="normal"/>
    </style:style>
    <style:style style:name="P163" style:family="paragraph" style:parent-style-name="Standard">
      <style:text-properties fo:color="#000000" loext:opacity="100%" fo:font-size="14pt" style:text-underline-style="solid" style:text-underline-width="auto" style:text-underline-color="font-color" fo:font-weight="normal" officeooo:rsid="0021a292" officeooo:paragraph-rsid="0021a292" style:font-size-asian="14pt" style:font-weight-asian="normal" style:font-size-complex="14pt" style:font-weight-complex="normal"/>
    </style:style>
    <style:style style:name="P164" style:family="paragraph" style:parent-style-name="Standard">
      <style:text-properties fo:color="#000000" loext:opacity="100%" fo:font-size="12pt" style:text-underline-style="none" fo:font-weight="bold" officeooo:rsid="0021a292" officeooo:paragraph-rsid="0021a292" style:font-size-asian="10.5pt" style:font-weight-asian="bold" style:font-size-complex="12pt" style:font-weight-complex="bold"/>
    </style:style>
    <style:style style:name="P165" style:family="paragraph" style:parent-style-name="Standard" style:list-style-name="L20">
      <style:text-properties fo:color="#000000" loext:opacity="100%" fo:font-size="12pt" style:text-underline-style="none" fo:font-weight="normal" officeooo:rsid="00222218" officeooo:paragraph-rsid="00222218" style:font-size-asian="10.5pt" style:font-weight-asian="normal" style:font-size-complex="12pt" style:font-weight-complex="normal"/>
    </style:style>
    <style:style style:name="P166" style:family="paragraph" style:parent-style-name="Standard">
      <style:text-properties officeooo:paragraph-rsid="00135a4e"/>
    </style:style>
    <style:style style:name="P167" style:family="paragraph" style:parent-style-name="Standard">
      <style:text-properties fo:font-weight="bold" officeooo:rsid="001a1632" officeooo:paragraph-rsid="001a1632" style:font-weight-asian="bold" style:font-weight-complex="bold"/>
    </style:style>
    <style:style style:name="P168" style:family="paragraph" style:parent-style-name="Standard">
      <style:text-properties fo:font-weight="bold" officeooo:rsid="0009e046" officeooo:paragraph-rsid="0021314f" style:font-weight-asian="bold" style:font-weight-complex="bold"/>
    </style:style>
    <style:style style:name="P169" style:family="paragraph" style:parent-style-name="Standard">
      <style:text-properties fo:font-weight="bold" officeooo:rsid="0009e046" officeooo:paragraph-rsid="0021a292" style:font-weight-asian="bold" style:font-weight-complex="bold"/>
    </style:style>
    <style:style style:name="P170" style:family="paragraph" style:parent-style-name="Standard" style:list-style-name="L20">
      <style:text-properties fo:font-weight="bold" officeooo:rsid="00244909" officeooo:paragraph-rsid="00244909" style:font-weight-asian="bold" style:font-weight-complex="bold"/>
    </style:style>
    <style:style style:name="P171" style:family="paragraph" style:parent-style-name="Standard">
      <style:text-properties fo:font-weight="bold" officeooo:rsid="00244909" officeooo:paragraph-rsid="00244909" style:font-weight-asian="bold" style:font-weight-complex="bold"/>
    </style:style>
    <style:style style:name="P172" style:family="paragraph" style:parent-style-name="Standard">
      <style:text-properties fo:font-weight="bold" officeooo:rsid="00249371" officeooo:paragraph-rsid="00249371" style:font-weight-asian="bold" style:font-weight-complex="bold"/>
    </style:style>
    <style:style style:name="P173" style:family="paragraph" style:parent-style-name="Standard" style:list-style-name="L17">
      <style:text-properties officeooo:paragraph-rsid="001a1632"/>
    </style:style>
    <style:style style:name="P174" style:family="paragraph" style:parent-style-name="Standard" style:list-style-name="L17">
      <style:text-properties officeooo:rsid="001a1632" officeooo:paragraph-rsid="001a1632"/>
    </style:style>
    <style:style style:name="P175" style:family="paragraph" style:parent-style-name="Standard">
      <style:text-properties officeooo:rsid="001a1632" officeooo:paragraph-rsid="001a1632"/>
    </style:style>
    <style:style style:name="P176" style:family="paragraph" style:parent-style-name="Standard" style:list-style-name="L14">
      <style:text-properties officeooo:rsid="001a1632" officeooo:paragraph-rsid="001a1632"/>
    </style:style>
    <style:style style:name="P177" style:family="paragraph" style:parent-style-name="Standard" style:list-style-name="L14">
      <style:text-properties officeooo:rsid="001a1632" officeooo:paragraph-rsid="001b2087"/>
    </style:style>
    <style:style style:name="P178" style:family="paragraph" style:parent-style-name="Standard">
      <style:text-properties officeooo:rsid="001a1632" officeooo:paragraph-rsid="001b2087"/>
    </style:style>
    <style:style style:name="P179" style:family="paragraph" style:parent-style-name="Standard">
      <style:text-properties officeooo:rsid="001b2087" officeooo:paragraph-rsid="001b2087"/>
    </style:style>
    <style:style style:name="P180" style:family="paragraph" style:parent-style-name="Standard" style:list-style-name="L14">
      <style:text-properties officeooo:rsid="001b2087" officeooo:paragraph-rsid="001b2087"/>
    </style:style>
    <style:style style:name="P181" style:family="paragraph" style:parent-style-name="Standard">
      <style:text-properties officeooo:paragraph-rsid="001b2087"/>
    </style:style>
    <style:style style:name="P182" style:family="paragraph" style:parent-style-name="Standard" style:list-style-name="L2">
      <style:text-properties officeooo:rsid="001ef4b7" officeooo:paragraph-rsid="001ef4b7"/>
    </style:style>
    <style:style style:name="P183" style:family="paragraph" style:parent-style-name="Standard" style:list-style-name="L13">
      <style:text-properties officeooo:rsid="0021a292" officeooo:paragraph-rsid="0021a292"/>
    </style:style>
    <style:style style:name="P184" style:family="paragraph" style:parent-style-name="Standard" style:list-style-name="L20">
      <style:text-properties officeooo:paragraph-rsid="00222218"/>
    </style:style>
    <style:style style:name="P185" style:family="paragraph" style:parent-style-name="Standard" style:list-style-name="L20">
      <style:text-properties officeooo:rsid="00244909" officeooo:paragraph-rsid="00244909"/>
    </style:style>
    <style:style style:name="P186" style:family="paragraph" style:parent-style-name="Standard" style:list-style-name="L20">
      <style:text-properties officeooo:rsid="00249371" officeooo:paragraph-rsid="00249371"/>
    </style:style>
    <style:style style:name="P187" style:family="paragraph" style:parent-style-name="Standard" style:list-style-name="L22">
      <style:text-properties fo:font-style="italic" fo:font-weight="normal" officeooo:rsid="00249371" officeooo:paragraph-rsid="00249371" style:font-style-asian="italic" style:font-weight-asian="normal" style:font-style-complex="italic" style:font-weight-complex="normal"/>
    </style:style>
    <style:style style:name="P188" style:family="paragraph" style:parent-style-name="Standard">
      <style:text-properties fo:font-style="italic" fo:font-weight="normal" officeooo:rsid="00249371" officeooo:paragraph-rsid="00249371" style:font-style-asian="italic" style:font-weight-asian="normal" style:font-style-complex="italic" style:font-weight-complex="normal"/>
    </style:style>
    <style:style style:name="P189" style:family="paragraph" style:parent-style-name="Standard" style:list-style-name="L1">
      <style:text-properties officeooo:rsid="00292a28" officeooo:paragraph-rsid="00292a28"/>
    </style:style>
    <style:style style:name="P190" style:family="paragraph" style:parent-style-name="Standard">
      <style:text-properties officeooo:paragraph-rsid="00129c37"/>
    </style:style>
    <style:style style:name="P191" style:family="paragraph" style:parent-style-name="Standard">
      <style:text-properties officeooo:rsid="002979fe" officeooo:paragraph-rsid="002979f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ad56"/>
    </style:style>
    <style:style style:name="T3" style:family="text">
      <style:text-properties officeooo:rsid="0003868c"/>
    </style:style>
    <style:style style:name="T4" style:family="text">
      <style:text-properties officeooo:rsid="0003b8c0"/>
    </style:style>
    <style:style style:name="T5" style:family="text">
      <style:text-properties officeooo:rsid="0004f63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65756" style:font-weight-asian="normal" style:font-weight-complex="normal"/>
    </style:style>
    <style:style style:name="T8" style:family="text">
      <style:text-properties fo:font-weight="normal" officeooo:rsid="0007dfd2" style:font-weight-asian="normal" style:font-weight-complex="normal"/>
    </style:style>
    <style:style style:name="T9" style:family="text">
      <style:text-properties fo:font-weight="normal" officeooo:rsid="0009e046" style:font-weight-asian="normal" style:font-weight-complex="normal"/>
    </style:style>
    <style:style style:name="T10" style:family="text">
      <style:text-properties fo:font-weight="normal" officeooo:rsid="000a9914" style:font-weight-asian="normal" style:font-weight-complex="normal"/>
    </style:style>
    <style:style style:name="T11" style:family="text">
      <style:text-properties fo:font-weight="normal" officeooo:rsid="0010ec28" style:font-weight-asian="normal" style:font-weight-complex="normal"/>
    </style:style>
    <style:style style:name="T12" style:family="text">
      <style:text-properties fo:font-weight="normal" officeooo:rsid="00129c37" style:font-weight-asian="normal" style:font-weight-complex="normal"/>
    </style:style>
    <style:style style:name="T13" style:family="text">
      <style:text-properties fo:font-weight="normal" officeooo:rsid="001a1632" style:font-weight-asian="normal" style:font-weight-complex="normal"/>
    </style:style>
    <style:style style:name="T14" style:family="text">
      <style:text-properties fo:font-weight="normal" officeooo:rsid="001d6fbb" style:font-weight-asian="normal" style:font-weight-complex="normal"/>
    </style:style>
    <style:style style:name="T15" style:family="text">
      <style:text-properties fo:font-weight="normal" officeooo:rsid="0003868c" style:font-weight-asian="normal" style:font-weight-complex="normal"/>
    </style:style>
    <style:style style:name="T16" style:family="text">
      <style:text-properties fo:font-weight="normal" officeooo:rsid="001ef4b7" style:font-weight-asian="normal" style:font-weight-complex="normal"/>
    </style:style>
    <style:style style:name="T17" style:family="text">
      <style:text-properties fo:font-weight="normal" officeooo:rsid="0021314f" style:font-weight-asian="normal" style:font-weight-complex="normal"/>
    </style:style>
    <style:style style:name="T18" style:family="text">
      <style:text-properties fo:font-weight="normal" officeooo:rsid="00222218" style:font-weight-asian="normal" style:font-weight-complex="normal"/>
    </style:style>
    <style:style style:name="T19" style:family="text">
      <style:text-properties fo:font-weight="normal" officeooo:rsid="0022c53b" style:font-weight-asian="normal" style:font-weight-complex="normal"/>
    </style:style>
    <style:style style:name="T20" style:family="text">
      <style:text-properties fo:font-weight="normal" officeooo:rsid="00249371" style:font-weight-asian="normal" style:font-weight-complex="normal"/>
    </style:style>
    <style:style style:name="T21" style:family="text">
      <style:text-properties fo:font-weight="normal" officeooo:rsid="00253673" style:font-weight-asian="normal" style:font-weight-complex="normal"/>
    </style:style>
    <style:style style:name="T22" style:family="text">
      <style:text-properties fo:font-weight="normal" officeooo:rsid="002979fe" style:font-weight-asian="normal" style:font-weight-complex="normal"/>
    </style:style>
    <style:style style:name="T23" style:family="text">
      <style:text-properties officeooo:rsid="00065756"/>
    </style:style>
    <style:style style:name="T24" style:family="text">
      <style:text-properties officeooo:rsid="0007d95a"/>
    </style:style>
    <style:style style:name="T25" style:family="text">
      <style:text-properties fo:font-variant="normal" fo:text-transform="none" fo:color="#000000" loext:opacity="100%" fo:font-style="normal"/>
    </style:style>
    <style:style style:name="T26" style:family="text">
      <style:text-properties fo:font-variant="normal" fo:text-transform="none" fo:color="#000000" loext:opacity="100%" fo:font-style="normal" fo:font-weight="normal" style:font-weight-asian="normal" style:font-weight-complex="normal"/>
    </style:style>
    <style:style style:name="T27" style:family="text">
      <style:text-properties fo:font-variant="normal" fo:text-transform="none" fo:color="#000000" loext:opacity="100%" fo:font-style="normal" fo:font-weight="normal" officeooo:rsid="0007dfd2" style:font-weight-asian="normal" style:font-weight-complex="normal"/>
    </style:style>
    <style:style style:name="T28" style:family="text">
      <style:text-properties fo:font-variant="normal" fo:text-transform="none" fo:color="#000000" loext:opacity="100%" fo:font-style="normal" fo:font-weight="normal" officeooo:rsid="0004f634" style:font-weight-asian="normal" style:font-weight-complex="normal"/>
    </style:style>
    <style:style style:name="T29" style:family="text">
      <style:text-properties fo:font-variant="normal" fo:text-transform="none" fo:color="#000000" loext:opacity="100%" fo:font-style="normal" fo:font-weight="normal" officeooo:rsid="00065756" style:font-weight-asian="normal" style:font-weight-complex="normal"/>
    </style:style>
    <style:style style:name="T30" style:family="text">
      <style:text-properties fo:font-variant="normal" fo:text-transform="none" fo:color="#000000" loext:opacity="100%" fo:font-style="normal" officeooo:rsid="0007dfd2"/>
    </style:style>
    <style:style style:name="T31" style:family="text">
      <style:text-properties fo:font-variant="normal" fo:text-transform="none" fo:color="#000000" loext:opacity="100%" fo:font-size="12pt" fo:font-style="normal" style:text-underline-style="none" fo:font-weight="normal" style:font-size-asian="10.5pt" style:font-weight-asian="normal" style:font-size-complex="12pt" style:font-weight-complex="normal"/>
    </style:style>
    <style:style style:name="T32" style:family="text">
      <style:text-properties fo:font-variant="normal" fo:text-transform="none" fo:color="#000000" loext:opacity="100%" fo:font-size="12pt" fo:font-style="normal" style:text-underline-style="none" fo:font-weight="normal" officeooo:rsid="0007dfd2" style:font-size-asian="10.5pt" style:font-weight-asian="normal" style:font-size-complex="12pt" style:font-weight-complex="normal"/>
    </style:style>
    <style:style style:name="T33" style:family="text">
      <style:text-properties fo:font-variant="normal" fo:text-transform="none" fo:color="#000000" loext:opacity="100%" fo:font-size="12pt" fo:font-style="normal" style:text-underline-style="none" fo:font-weight="normal" officeooo:rsid="0004f634" style:font-size-asian="10.5pt" style:font-weight-asian="normal" style:font-size-complex="12pt" style:font-weight-complex="normal"/>
    </style:style>
    <style:style style:name="T34" style:family="text">
      <style:text-properties fo:font-variant="normal" fo:text-transform="none" fo:color="#000000" loext:opacity="100%" fo:font-size="12pt" fo:font-style="normal" style:text-underline-style="none" fo:font-weight="normal" officeooo:rsid="0009e046" style:font-size-asian="10.5pt" style:font-weight-asian="normal" style:font-size-complex="12pt" style:font-weight-complex="normal"/>
    </style:style>
    <style:style style:name="T35" style:family="text">
      <style:text-properties fo:font-variant="normal" fo:text-transform="none" fo:color="#000000" loext:opacity="100%" fo:font-size="12pt" fo:font-style="normal" style:text-underline-style="none" fo:font-weight="normal" officeooo:rsid="00253673" style:font-size-asian="10.5pt" style:font-weight-asian="normal" style:font-size-complex="12pt" style:font-weight-complex="normal"/>
    </style:style>
    <style:style style:name="T36" style:family="text">
      <style:text-properties fo:font-variant="normal" fo:text-transform="none" fo:color="#000000" loext:opacity="100%" fo:font-size="12pt" fo:font-style="normal" style:text-underline-style="none" style:font-size-asian="10.5pt" style:font-size-complex="12pt"/>
    </style:style>
    <style:style style:name="T37" style:family="text">
      <style:text-properties fo:font-variant="normal" fo:text-transform="none" fo:color="#000000" loext:opacity="100%" fo:font-size="12pt" fo:font-style="normal" style:text-underline-style="none" officeooo:rsid="00249371" style:font-size-asian="10.5pt" style:font-size-complex="12pt"/>
    </style:style>
    <style:style style:name="T38" style:family="text">
      <style:text-properties fo:font-variant="normal" fo:text-transform="none" fo:color="#000000" loext:opacity="100%" fo:font-size="12pt" fo:font-style="normal" style:text-underline-style="none" officeooo:rsid="00253673" style:font-size-asian="10.5pt" style:font-size-complex="12pt"/>
    </style:style>
    <style:style style:name="T39" style:family="text">
      <style:text-properties fo:font-variant="normal" fo:text-transform="none" fo:color="#000000" loext:opacity="100%" fo:font-size="12pt" fo:font-style="normal" style:text-underline-style="none" style:font-size-asian="10.5pt" style:font-style-asian="normal" style:font-size-complex="12pt" style:font-style-complex="normal"/>
    </style:style>
    <style:style style:name="T40" style:family="text">
      <style:text-properties fo:font-variant="normal" fo:text-transform="none" fo:color="#000000" loext:opacity="100%" fo:font-size="12pt" fo:font-style="normal" style:text-underline-style="none" officeooo:rsid="00253673" style:font-size-asian="10.5pt" style:font-style-asian="normal" style:font-size-complex="12pt" style:font-style-complex="normal"/>
    </style:style>
    <style:style style:name="T41" style:family="text">
      <style:text-properties fo:font-variant="normal" fo:text-transform="none" fo:color="#000000" loext:opacity="100%" fo:font-size="12pt" fo:font-style="italic" style:text-underline-style="none" style:font-size-asian="10.5pt" style:font-style-asian="italic" style:font-size-complex="12pt" style:font-style-complex="italic"/>
    </style:style>
    <style:style style:name="T42" style:family="text">
      <style:text-properties fo:font-variant="normal" fo:text-transform="none" fo:color="#000000" loext:opacity="100%" fo:font-size="12pt" style:text-underline-style="none" style:font-size-asian="10.5pt" style:font-size-complex="12pt"/>
    </style:style>
    <style:style style:name="T43" style:family="text">
      <style:text-properties fo:font-variant="normal" fo:text-transform="none" fo:font-size="12pt" fo:font-style="italic" style:text-underline-style="none" officeooo:rsid="0021314f" style:font-size-asian="10.5pt" style:font-style-asian="italic" style:font-size-complex="12pt" style:font-style-complex="italic"/>
    </style:style>
    <style:style style:name="T44" style:family="text">
      <style:text-properties fo:color="#000000" loext:opacity="100%" fo:font-weight="bold" style:font-weight-asian="bold" style:font-weight-complex="bold"/>
    </style:style>
    <style:style style:name="T45" style:family="text">
      <style:text-properties fo:color="#000000" loext:opacity="100%" fo:font-weight="bold" officeooo:rsid="0018b64d" style:font-weight-asian="bold" style:font-weight-complex="bold"/>
    </style:style>
    <style:style style:name="T46" style:family="text">
      <style:text-properties fo:color="#000000" loext:opacity="100%" fo:font-weight="bold" officeooo:rsid="001b2087" style:font-weight-asian="bold" style:font-weight-complex="bold"/>
    </style:style>
    <style:style style:name="T47" style:family="text">
      <style:text-properties fo:color="#000000" loext:opacity="100%" fo:font-weight="normal" style:font-weight-asian="normal" style:font-weight-complex="normal"/>
    </style:style>
    <style:style style:name="T48" style:family="text">
      <style:text-properties fo:color="#000000" loext:opacity="100%" fo:font-weight="normal" officeooo:rsid="0018b64d" style:font-weight-asian="normal" style:font-weight-complex="normal"/>
    </style:style>
    <style:style style:name="T49" style:family="text">
      <style:text-properties fo:color="#000000" loext:opacity="100%" fo:font-weight="normal" officeooo:rsid="00092c80" style:font-weight-asian="normal" style:font-weight-complex="normal"/>
    </style:style>
    <style:style style:name="T50" style:family="text">
      <style:text-properties fo:color="#000000" loext:opacity="100%" fo:font-weight="normal" officeooo:rsid="00135a4e" style:font-weight-asian="normal" style:font-weight-complex="normal"/>
    </style:style>
    <style:style style:name="T51" style:family="text">
      <style:text-properties fo:color="#000000" loext:opacity="100%" fo:font-weight="normal" officeooo:rsid="0003b8c0" style:font-weight-asian="normal" style:font-weight-complex="normal"/>
    </style:style>
    <style:style style:name="T52" style:family="text">
      <style:text-properties fo:color="#000000" loext:opacity="100%" fo:font-weight="normal" officeooo:rsid="001a1632" style:font-weight-asian="normal" style:font-weight-complex="normal"/>
    </style:style>
    <style:style style:name="T53" style:family="text">
      <style:text-properties fo:color="#000000" loext:opacity="100%" fo:font-weight="normal" officeooo:rsid="0028d964" style:font-weight-asian="normal" style:font-weight-complex="normal"/>
    </style:style>
    <style:style style:name="T54" style:family="text">
      <style:text-properties fo:color="#000000" loext:opacity="100%" fo:font-size="12pt" style:text-underline-style="none" fo:font-weight="normal" style:font-size-asian="10.5pt" style:font-weight-asian="normal" style:font-size-complex="12pt" style:font-weight-complex="normal"/>
    </style:style>
    <style:style style:name="T55" style:family="text">
      <style:text-properties fo:color="#000000" loext:opacity="100%" fo:font-size="12pt" style:text-underline-style="none" fo:font-weight="normal" officeooo:rsid="0007dfd2" style:font-size-asian="10.5pt" style:font-weight-asian="normal" style:font-size-complex="12pt" style:font-weight-complex="normal"/>
    </style:style>
    <style:style style:name="T56" style:family="text">
      <style:text-properties officeooo:rsid="0007dfd2"/>
    </style:style>
    <style:style style:name="T57" style:family="text">
      <style:text-properties officeooo:rsid="00092c80"/>
    </style:style>
    <style:style style:name="T58" style:family="text">
      <style:text-properties officeooo:rsid="0009e046"/>
    </style:style>
    <style:style style:name="T59" style:family="text">
      <style:text-properties officeooo:rsid="000de638"/>
    </style:style>
    <style:style style:name="T60" style:family="text">
      <style:text-properties officeooo:rsid="0010ec28"/>
    </style:style>
    <style:style style:name="T61" style:family="text">
      <style:text-properties officeooo:rsid="00129c37"/>
    </style:style>
    <style:style style:name="T62" style:family="text">
      <style:text-properties officeooo:rsid="00135a4e"/>
    </style:style>
    <style:style style:name="T63" style:family="text">
      <style:text-properties officeooo:rsid="0013a192"/>
    </style:style>
    <style:style style:name="T64" style:family="text">
      <style:text-properties officeooo:rsid="001411eb"/>
    </style:style>
    <style:style style:name="T65" style:family="text">
      <style:text-properties officeooo:rsid="00168eb5"/>
    </style:style>
    <style:style style:name="T66" style:family="text">
      <style:text-properties officeooo:rsid="0018b64d"/>
    </style:style>
    <style:style style:name="T67" style:family="text">
      <style:text-properties officeooo:rsid="001b2087"/>
    </style:style>
    <style:style style:name="T68" style:family="text">
      <style:text-properties officeooo:rsid="001d6fbb"/>
    </style:style>
    <style:style style:name="T69" style:family="text">
      <style:text-properties officeooo:rsid="001f8f8c"/>
    </style:style>
    <style:style style:name="T70" style:family="text">
      <style:text-properties officeooo:rsid="00210483"/>
    </style:style>
    <style:style style:name="T71" style:family="text">
      <style:text-properties officeooo:rsid="0021314f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officeooo:rsid="0028d964" style:font-style-asian="italic" style:font-style-complex="italic"/>
    </style:style>
    <style:style style:name="T74" style:family="text">
      <style:text-properties fo:font-style="italic" officeooo:rsid="00292a28" style:font-style-asian="italic" style:font-style-complex="italic"/>
    </style:style>
    <style:style style:name="T75" style:family="text">
      <style:text-properties fo:font-style="italic" officeooo:rsid="002979fe" style:font-style-asian="italic" style:font-style-complex="italic"/>
    </style:style>
    <style:style style:name="T76" style:family="text">
      <style:text-properties fo:font-style="italic" fo:font-weight="normal" officeooo:rsid="001d6fbb" style:font-style-asian="italic" style:font-weight-asian="normal" style:font-style-complex="italic" style:font-weight-complex="normal"/>
    </style:style>
    <style:style style:name="T77" style:family="text">
      <style:text-properties officeooo:rsid="0021a292"/>
    </style:style>
    <style:style style:name="T78" style:family="text">
      <style:text-properties officeooo:rsid="00222218"/>
    </style:style>
    <style:style style:name="T79" style:family="text">
      <style:text-properties officeooo:rsid="0022c53b"/>
    </style:style>
    <style:style style:name="T80" style:family="text">
      <style:text-properties officeooo:rsid="00244909"/>
    </style:style>
    <style:style style:name="T81" style:family="text">
      <style:text-properties officeooo:rsid="00249371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fo:font-style="normal" officeooo:rsid="001d6fbb" style:font-style-asian="normal" style:font-style-complex="normal"/>
    </style:style>
    <style:style style:name="T84" style:family="text">
      <style:text-properties fo:font-style="normal" officeooo:rsid="001f8f8c" style:font-style-asian="normal" style:font-style-complex="normal"/>
    </style:style>
    <style:style style:name="T85" style:family="text">
      <style:text-properties fo:font-style="normal" officeooo:rsid="00292a28" style:font-style-asian="normal" style:font-style-complex="normal"/>
    </style:style>
    <style:style style:name="T86" style:family="text">
      <style:text-properties fo:font-style="normal" officeooo:rsid="002979fe" style:font-style-asian="normal" style:font-style-complex="normal"/>
    </style:style>
    <style:style style:name="T87" style:family="text">
      <style:text-properties fo:font-style="normal" officeooo:rsid="00272438" style:font-style-asian="normal" style:font-style-complex="normal"/>
    </style:style>
    <style:style style:name="T88" style:family="text">
      <style:text-properties style:text-underline-style="solid" style:text-underline-width="auto" style:text-underline-color="font-color" fo:font-weight="normal" officeooo:rsid="001d6fbb" style:font-weight-asian="normal" style:font-weight-complex="normal"/>
    </style:style>
    <style:style style:name="T89" style:family="text">
      <style:text-properties style:text-underline-style="solid" style:text-underline-width="auto" style:text-underline-color="font-color" fo:font-weight="normal" officeooo:rsid="0007dfd2" style:font-weight-asian="normal" style:font-weight-complex="normal"/>
    </style:style>
    <style:style style:name="T90" style:family="text">
      <style:text-properties officeooo:rsid="00253673"/>
    </style:style>
    <style:style style:name="T91" style:family="text">
      <style:text-properties officeooo:rsid="0015b1ec"/>
    </style:style>
    <style:style style:name="T92" style:family="text">
      <style:text-properties officeooo:rsid="00272438"/>
    </style:style>
    <style:style style:name="T93" style:family="text">
      <style:text-properties officeooo:rsid="0028d964"/>
    </style:style>
    <style:style style:name="T94" style:family="text">
      <style:text-properties officeooo:rsid="00292a28"/>
    </style:style>
    <style:style style:name="T95" style:family="text">
      <style:text-properties officeooo:rsid="002979f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 de Prototipagem Figma: Look Wear (Preto &amp; Branco)</text:p>
      <text:p text:style-name="P1"/>
      <text:p text:style-name="Standard"><text:span text:style-name="T1">Objetivo: </text:span>Criar um protótipo interativo e responsivo (Desktop, Tablet, Mobile) da loja "Look Wear", usando uma paleta P&amp;B.</text:p>
      <text:p text:style-name="P2"/>
      <text:p text:style-name="P3"><text:span text:style-name="T2">1. </text:span>Configuração Inicial e Guia de Estilo (Styles)</text:p>
      <text:p text:style-name="Standard">Antes de desenhar as telas, configure seus "Styles" no Figma. Isso garante consistência.</text:p>
      <text:p text:style-name="Standard"/>
      <text:p text:style-name="P5"><text:s/>Cores (Color Styles):</text:p>
      <text:list xml:id="list692517797" text:style-name="L1">
        <text:list-item>
          <text:p text:style-name="P29">Preto-Principal: #1<text:span text:style-name="T2">b</text:span>1<text:span text:style-name="T2">b</text:span>1<text:span text:style-name="T2">b</text:span> </text:p>
        </text:list-item>
        <text:list-item>
          <text:p text:style-name="P29">Branco-<text:span text:style-name="T2">Principal</text:span>: #<text:span text:style-name="T2">fffafa</text:span></text:p>
        </text:list-item>
        <text:list-item>
          <text:p text:style-name="P30">Cinza-Escuro: #555555</text:p>
        </text:list-item>
        <text:list-item>
          <text:p text:style-name="P29">Cinza-Claro: #<text:span text:style-name="T2">cecece</text:span></text:p>
        </text:list-item>
        <text:list-item>
          <text:p text:style-name="P189">Vermelho-Hover: <text:span text:style-name="T53">#</text:span><text:span text:style-name="T47">dcc</text:span><text:span text:style-name="T53">43</text:span><text:span text:style-name="T47">a</text:span></text:p>
          <text:p text:style-name="P29"/>
        </text:list-item>
      </text:list>
      <text:p text:style-name="Standard"><text:tab/>Dica: Crie essas cores no painel direito do Figma ("Local Styles" -&gt; "Color Styles").</text:p>
      <text:p text:style-name="Standard"/>
      <text:p text:style-name="P5"><text:s/>Tipografia (Text Styles):</text:p>
      <text:list xml:id="list1590471918" text:style-name="L2">
        <text:list-item>
          <text:p text:style-name="P32">Título-H<text:span text:style-name="T4">1</text:span>: Helvetica World, 62pt (Desktop). Cor: Branco-Principal ou Preto-Principal.</text:p>
        </text:list-item>
        <text:list-item>
          <text:p text:style-name="P31">Título-H<text:span text:style-name="T4">2</text:span>: <text:span text:style-name="T2">Helvetica World</text:span>, <text:span text:style-name="T2">19,5</text:span>p<text:span text:style-name="T3">t</text:span> (Desktop). Cor: <text:span text:style-name="T2">Branco</text:span>-Principal <text:span text:style-name="T3">ou Preto-Principal.</text:span></text:p>
        </text:list-item>
        <text:list-item>
          <text:p text:style-name="P32">Título H<text:span text:style-name="T4">3</text:span>: Helvetica World, 28pt (Desktop). Cor: Branco-Principal ou Preto-Principal.</text:p>
        </text:list-item>
        <text:list-item>
          <text:p text:style-name="P33">Título H4: Helvetica World, 24pt (Desktop). Cor: Branco-Principal ou Preto-Principal.</text:p>
        </text:list-item>
        <text:list-item>
          <text:p text:style-name="P33">Título H5: Helvetica World, 10,6pt (Desktop). Cor: Bran-Principal ou Preto-Principal.</text:p>
        </text:list-item>
        <text:list-item>
          <text:p text:style-name="P31"><text:span text:style-name="T3">Corpo Regular</text:span>: <text:span text:style-name="T2">Helvetica World, 14</text:span>p<text:span text:style-name="T3">t </text:span><text:span text:style-name="T4">(Desktop)</text:span>Cor: <text:span text:style-name="T2">Branco-</text:span>Principal <text:span text:style-name="T3">ou Preto-Principal.</text:span></text:p>
        </text:list-item>
        <text:list-item>
          <text:p text:style-name="P31">Corpo-Principal: <text:span text:style-name="T3">Helvetica World</text:span>, 16p<text:span text:style-name="T3">t </text:span><text:span text:style-name="T4">(Desktop). </text:span>Cor: <text:span text:style-name="T3">Branco-Principal ou Preto-Principal</text:span>.</text:p>
        </text:list-item>
        <text:list-item>
          <text:p text:style-name="P32">Corpo <text:span text:style-name="T4">Secundário: Helvetica World, 8,5pt (Desktop). Cor: Branco-Principal ou Preto Principal.</text:span></text:p>
        </text:list-item>
        <text:list-item>
          <text:p text:style-name="P182">Corpo Terciário: <text:span text:style-name="T15">Helvetica World, </text:span><text:span text:style-name="T6">9,5</text:span><text:span text:style-name="T15">pt (Desktop). </text:span><text:span text:style-name="T6">Cor Branco Principal ou Preto-Principal</text:span></text:p>
        </text:list-item>
        <text:list-item>
          <text:p text:style-name="P33">Corpo Direitos-Autorais: Helvetica World, 6pt (Desktop). Cor: Branco-Principal ou Preto Principal.</text:p>
          <text:p text:style-name="P31"/>
          <text:p text:style-name="P31">Dica: Crie esses estilos em "Local Styles" -&gt; "Text Styles".</text:p>
          <text:p text:style-name="P31"/>
        </text:list-item>
      </text:list>
      <text:p text:style-name="P5"><text:s/>Grids (Layout Grids):</text:p>
      <text:list xml:id="list702425442" text:style-name="L3">
        <text:list-item>
          <text:p text:style-name="P34">Desktop: Crie um frame de ??px de largura. Adicione um Layout Grid de ?? colunas, com margens (ex: ??px) e espaçamento (ex: ??px).</text:p>
        </text:list-item>
        <text:list-item>
          <text:p text:style-name="P34">Tablet: Crie um frame de ~??px. Adicione um Grid de ?? ou ?? colunas, com margens menores (ex: ??px).</text:p>
        </text:list-item>
        <text:list-item>
          <text:p text:style-name="P34">Mobile: Crie um frame de ~??px. Adicione um Grid de ?? colunas, com margens (ex: ?px).</text:p>
          <text:p text:style-name="P34"/>
        </text:list-item>
      </text:list>
      <text:p text:style-name="P4">2. Componentes Reutilizáveis (Components)</text:p>
      <text:p text:style-name="P191">Crie esses Componentes e use-os sempre que possível:</text:p>
      <text:p text:style-name="Standard"/>
      <text:p text:style-name="Standard"/>
      <text:p text:style-name="P5">Botão <text:span text:style-name="T62">1</text:span>:</text:p>
      <text:list xml:id="list1245233540" text:style-name="L4">
        <text:list-item>
          <text:p text:style-name="P35">Variante <text:span text:style-name="T23">Escuro </text:span>(Primário): Fundo Preto-Principal, Texto <text:span text:style-name="T57">Tipografia Corpo Regular e cor </text:span><text:span text:style-name="T62">Branco</text:span>-<text:span text:style-name="T4">Principal</text:span>, cantos arredondados (ex: ?px), padding (ex: ?px vertical, ?px horizontal) <text:span text:style-name="T57">e uma linha fina na margem </text:span><text:span text:style-name="T62">(cor Branco-Principal)</text:span></text:p>
        </text:list-item>
        <text:list-item>
          <text:p text:style-name="P36"><text:soft-page-break/><text:span text:style-name="T5">V</text:span>ariante <text:span text:style-name="T23">Claro</text:span> (Secundário): Fundo Branco-<text:span text:style-name="T5">Principal, </text:span>Texto <text:span text:style-name="T57">Tipografia Corpo Regular e cor </text:span>Preto-Principal, cantos arredondados (ex: ?px), padding (ex: ?px vertical, ?px horizontal) <text:span text:style-name="T57">e uma linha fina na margem </text:span><text:span text:style-name="T62">(cor Preto-Principal)</text:span></text:p>
        </text:list-item>
        <text:list-item>
          <text:p text:style-name="P35">Variante Hover: Crie variantes para o estado hover (ex: inverter cores ou adicionar sublinhado)</text:p>
        </text:list-item>
      </text:list>
      <text:p text:style-name="Standard"/>
      <text:p text:style-name="Standard"/>
      <text:p text:style-name="P7">Botão <text:span text:style-name="T62">2</text:span>:</text:p>
      <text:list xml:id="list121909011402307" text:continue-numbering="true" text:style-name="L4">
        <text:list-item>
          <text:p text:style-name="P37">Variante <text:span text:style-name="T23">Escuro </text:span>(Primário): Fundo <text:span text:style-name="T62">Branco</text:span>-Principal, Texto <text:span text:style-name="T57">Tipografia </text:span><text:span text:style-name="T65">Título H3</text:span><text:span text:style-name="T57"> e cor </text:span><text:span text:style-name="T62">Preto</text:span>-<text:span text:style-name="T4">Principal</text:span>, cantos arredondados (ex: ?px), padding (ex: ?px vertical, ?px horizontal) <text:span text:style-name="T57">e uma linha fina na margem </text:span><text:span text:style-name="T62">(cor Branco-Principal)</text:span></text:p>
        </text:list-item>
        <text:list-item>
          <text:p text:style-name="P37"><text:span text:style-name="T5">V</text:span>ariante <text:span text:style-name="T23">Claro</text:span> (Secundário): Fundo <text:span text:style-name="T62">Preto</text:span>-<text:span text:style-name="T5">Principal, </text:span>Texto <text:span text:style-name="T57">Tipografia </text:span><text:span text:style-name="T65">Título H3</text:span><text:span text:style-name="T57"> e cor </text:span><text:span text:style-name="T62">Branco</text:span>-Principal, cantos arredondados (ex: ?px), padding (ex: ?px vertical, ?px horizontal) <text:span text:style-name="T57">e uma linha fina na margem </text:span><text:span text:style-name="T62">(cor Preto-Principal)</text:span></text:p>
        </text:list-item>
        <text:list-item>
          <text:p text:style-name="P37">Variante Hover: Crie variantes para o estado hover (ex: inverter cores ou adicionar sublinhado)</text:p>
        </text:list-item>
      </text:list>
      <text:p text:style-name="P166"/>
      <text:p text:style-name="P166"/>
      <text:p text:style-name="P167">Input Field</text:p>
      <text:list xml:id="list2387859215" text:style-name="L17">
        <text:list-item>
          <text:p text:style-name="P173"><text:span text:style-name="T13">Variante Escuro (Principal): <text:s/></text:span><text:span text:style-name="T48">Retângulo </text:span><text:span text:style-name="T52">com Caixa-de-Texto dentro</text:span><text:span text:style-name="T48">, Fundo Preto-Principal, Texto </text:span><text:span text:style-name="T49">Tipografia </text:span><text:span text:style-name="T48">Título H3</text:span><text:span text:style-name="T49"> e cor </text:span><text:span text:style-name="T50">Branco</text:span><text:span text:style-name="T48">-</text:span><text:span text:style-name="T51">Principal</text:span><text:span text:style-name="T48">, cantos arredondados (ex: ?px), padding (ex: ?px vertical, ?px horizontal) </text:span><text:span text:style-name="T49">e uma linha fina na margem </text:span><text:span text:style-name="T50">(cor Branco-Principal)</text:span></text:p>
        </text:list-item>
        <text:list-item>
          <text:p text:style-name="P173"><text:span text:style-name="T52">Variante Claro (Secundário): <text:s/></text:span><text:span text:style-name="T48">Retângulo, Fundo </text:span><text:span text:style-name="T52">Branco</text:span><text:span text:style-name="T48">-Principal, Texto </text:span><text:span text:style-name="T49">Tipografia </text:span><text:span text:style-name="T48">Título H3</text:span><text:span text:style-name="T49"> e cor </text:span><text:span text:style-name="T52">Preto</text:span><text:span text:style-name="T48">-</text:span><text:span text:style-name="T51">Principal</text:span><text:span text:style-name="T48">, cantos arredondados (ex: ?px), padding (ex: ?px vertical, ?px horizontal) </text:span><text:span text:style-name="T49">e uma linha fina na margem </text:span><text:span text:style-name="T50">(cor </text:span><text:span text:style-name="T52">Preto</text:span><text:span text:style-name="T50">-Principal)</text:span></text:p>
        </text:list-item>
        <text:list-item>
          <text:p text:style-name="P174"><text:span text:style-name="T50">O </text:span><text:span text:style-name="T47">usuário deve ser capaz de escrever na Caixa-de-Texto, substituindo o texto da Caixa-de-Texto</text:span></text:p>
        </text:list-item>
      </text:list>
      <text:p text:style-name="P166"/>
      <text:p text:style-name="P166"/>
      <text:p text:style-name="P5">Header <text:span text:style-name="T78">(Cabeçalho)</text:span>:</text:p>
      <text:p text:style-name="P8">Variante Escuro (Primário):</text:p>
      <text:list xml:id="list1570072602" text:style-name="L5">
        <text:list-item>
          <text:p text:style-name="P38">Imagem logo_lookshop_<text:span text:style-name="T59">escuro</text:span> → <text:span text:style-name="T56">Deve ir para a Homepage</text:span></text:p>
        </text:list-item>
        <text:list-item>
          <text:p text:style-name="P38">Menu de Navegação 1</text:p>
          <text:list>
            <text:list-item>
              <text:p text:style-name="P66"><text:span text:style-name="T6">Í</text:span><text:span text:style-name="T7">cone</text:span><text:span text:style-name="T6"> sobre_nos_</text:span><text:span text:style-name="T7">b</text:span><text:span text:style-name="T6"> perto de texto ‘Sobre Nós’ </text:span></text:p>
            </text:list-item>
            <text:list-item>
              <text:p text:style-name="P66"><text:span text:style-name="T6">Í</text:span><text:span text:style-name="T7">cone</text:span><text:span text:style-name="T6"> contato_</text:span><text:span text:style-name="T7">b</text:span><text:span text:style-name="T6"> perto de texto ‘Contato’ </text:span></text:p>
            </text:list-item>
            <text:list-item>
              <text:p text:style-name="P66"><text:span text:style-name="T6">Í</text:span><text:span text:style-name="T7">cone</text:span><text:span text:style-name="T6"> carrinho_</text:span><text:span text:style-name="T7">b</text:span><text:span text:style-name="T6"> perto de texto ‘Carrinho’</text:span></text:p>
            </text:list-item>
            <text:list-item>
              <text:p text:style-name="P67"><text:span text:style-name="T76">Caso Usuário Não-Logado:</text:span><text:span text:style-name="T14"> </text:span><text:span text:style-name="T6">Í</text:span><text:span text:style-name="T7">cone</text:span><text:span text:style-name="T6"> login_cadastro_</text:span><text:span text:style-name="T7">b</text:span><text:span text:style-name="T6"> perto de texto ‘Login/Cadastro’ </text:span></text:p>
            </text:list-item>
            <text:list-item>
              <text:p text:style-name="P68"><text:span text:style-name="T76">Caso Usuário Logado:</text:span><text:span text:style-name="T8"> <text:s/></text:span><text:span text:style-name="T6">Í</text:span><text:span text:style-name="T7">cone</text:span><text:span text:style-name="T6"> login_cadastro_</text:span><text:span text:style-name="T7">b</text:span><text:span text:style-name="T6"> perto de texto “</text:span><text:span text:style-name="T14">Nome do Usuário”, embaixo de “Nome de Usuário”, ícone sair_b perto de texto ‘Sair’, </text:span><text:span text:style-name="T16">Corpo Terciário, cor Branco-Principal</text:span></text:p>
            </text:list-item>
            <text:list-item>
              <text:p text:style-name="P66"><text:span text:style-name="T7">Imagem botao_tema_escuro</text:span><text:span text:style-name="T6"><text:line-break/>Use </text:span><text:span text:style-name="T7">Título H2, cor Branco-Principal, para todos os textos, </text:span><text:span text:style-name="T16">exceto ‘Sair’,</text:span><text:span text:style-name="T7"> do Menu de Navegação 1.</text:span></text:p>
            </text:list-item>
          </text:list>
        </text:list-item>
      </text:list>
      <text:list xml:id="list2492808638" text:style-name="L6">
        <text:list-item>
          <text:p text:style-name="P74">Logo "Look<text:span text:style-name="T5">Shop</text:span>" (Use <text:span text:style-name="T5">Kenao Sans Serif,</text:span> <text:span text:style-name="T5">44,2pt</text:span>), <text:span text:style-name="T23">cor Branco-Principal</text:span></text:p>
        </text:list-item>
        <text:list-item>
          <text:p text:style-name="P74"><text:span text:style-name="T23">Linha grossa (não sei quantos px), </text:span><text:span text:style-name="T24">cor Branco-Principal,</text:span><text:span text:style-name="T23"> indo desde o final da logo até a borda direita da tela</text:span></text:p>
        </text:list-item>
        <text:list-item>
          <text:p text:style-name="P73">Menu de Navegação <text:span text:style-name="T5">2:</text:span></text:p>
          <text:list>
            <text:list-item>
              <text:p text:style-name="P76">Texto ‘Feminino’</text:p>
            </text:list-item>
            <text:list-item>
              <text:p text:style-name="P76">Texto ‘Masculino’ </text:p>
            </text:list-item>
            <text:list-item>
              <text:p text:style-name="P76">Texto ‘Infantil’ </text:p>
              <text:p text:style-name="P75"><text:soft-page-break/><text:span text:style-name="T23">Use Título H2, cor </text:span><text:span text:style-name="T24">Preto</text:span><text:span text:style-name="T23">-Principal, grande espaçamento, para todos os textos de Menu Navegação 2. </text:span><text:span text:style-name="T24">Todos os itens do Menu de Navegação 2 são um-do-lado-do-outro. O Menu de Navegação 2 é </text:span><text:span text:style-name="T57">sobreposto à </text:span><text:span text:style-name="T24">Linha grossa.</text:span></text:p>
            </text:list-item>
          </text:list>
        </text:list-item>
        <text:list-item>
          <text:p text:style-name="P73">Variante Mobile: Crie uma versão com o ícone Hambúrguer (☰).</text:p>
          <text:p text:style-name="P80">Menu de Navegação 1, Logo Lookshop e Menu de Navegação 2/Linha Grossa são um-embaixo-do-outro.</text:p>
        </text:list-item>
      </text:list>
      <text:p text:style-name="Standard"/>
      <text:p text:style-name="P14">Variante Claro <text:span text:style-name="T56">(Secundário)</text:span>:</text:p>
      <text:list xml:id="list817216321" text:style-name="L7">
        <text:list-item>
          <text:p text:style-name="P39">Imagem logo_lookshop_<text:span text:style-name="T59">claro</text:span><text:span text:style-name="T23"> → </text:span><text:span text:style-name="T56">Deve ir para a Homepage</text:span></text:p>
        </text:list-item>
        <text:list-item>
          <text:p text:style-name="P39">Menu de Navegação 1</text:p>
          <text:list>
            <text:list-item>
              <text:p text:style-name="P69"><text:span text:style-name="T6">Í</text:span><text:span text:style-name="T7">cone</text:span><text:span text:style-name="T6"> sobre_nos_</text:span><text:span text:style-name="T7">p</text:span><text:span text:style-name="T6"> perto de texto ‘Sobre Nós’ </text:span></text:p>
            </text:list-item>
            <text:list-item>
              <text:p text:style-name="P69"><text:span text:style-name="T6">Í</text:span><text:span text:style-name="T7">cone</text:span><text:span text:style-name="T6"> contato perto_</text:span><text:span text:style-name="T7">p</text:span><text:span text:style-name="T6"> de texto ‘Contato’ </text:span></text:p>
            </text:list-item>
            <text:list-item>
              <text:p text:style-name="P69"><text:span text:style-name="T6">Í</text:span><text:span text:style-name="T7">cone</text:span><text:span text:style-name="T6"> carrinho perto_</text:span><text:span text:style-name="T7">p</text:span><text:span text:style-name="T6"> de texto ‘Carrinho’</text:span></text:p>
            </text:list-item>
            <text:list-item>
              <text:p text:style-name="P70"><text:span text:style-name="T76">Caso Usuário Não-Logado: </text:span><text:span text:style-name="T6">Í</text:span><text:span text:style-name="T7">cone</text:span><text:span text:style-name="T6"> login_cadastro_</text:span><text:span text:style-name="T16">p</text:span><text:span text:style-name="T6"> perto de texto ‘Login/Cadastro’ </text:span></text:p>
            </text:list-item>
            <text:list-item>
              <text:p text:style-name="P70"><text:span text:style-name="T88">Caso Usuário Logado:</text:span><text:span text:style-name="T89"> </text:span><text:span text:style-name="T8"><text:s/></text:span><text:span text:style-name="T6">Í</text:span><text:span text:style-name="T7">cone</text:span><text:span text:style-name="T6"> login_cadastro_</text:span><text:span text:style-name="T16">p</text:span><text:span text:style-name="T6"> perto de texto “</text:span><text:span text:style-name="T14">Nome do Usuário”, embaixo de “Nome de Usuário”, ícone sair_</text:span><text:span text:style-name="T16">p</text:span><text:span text:style-name="T14"> perto de texto ‘Sair’, </text:span><text:span text:style-name="T16">Corpo Terciário, cor Preto-Principal</text:span></text:p>
            </text:list-item>
            <text:list-item>
              <text:p text:style-name="P69"><text:span text:style-name="T7">Imagem botao_tema_</text:span><text:span text:style-name="T9">claro</text:span><text:span text:style-name="T7"> </text:span><text:span text:style-name="T6"><text:line-break/>Use </text:span><text:span text:style-name="T7">Título H2, cor Preto-Principal, para todos os textos, </text:span><text:span text:style-name="T16">exceto ‘Sair’,</text:span><text:span text:style-name="T7"> do Menu de Navegação 1.</text:span></text:p>
            </text:list-item>
          </text:list>
        </text:list-item>
        <text:list-item>
          <text:p text:style-name="P81">Logo "Look<text:span text:style-name="T5">Shop</text:span>" (Use <text:span text:style-name="T5">Kenao Sans Serif,</text:span> <text:span text:style-name="T5">44,2pt</text:span>), <text:span text:style-name="T23">cor Preto-Principal</text:span></text:p>
        </text:list-item>
        <text:list-item>
          <text:p text:style-name="P81"><text:span text:style-name="T23">Linha grossa (não sei quantos px), </text:span><text:span text:style-name="T24">cor Preto-Principal,</text:span><text:span text:style-name="T23"> indo desde o final da logo até a borda direita da tela</text:span></text:p>
        </text:list-item>
        <text:list-item>
          <text:p text:style-name="P82">Menu de Navegação <text:span text:style-name="T5">2:</text:span></text:p>
          <text:list>
            <text:list-item>
              <text:p text:style-name="P77">Texto ‘Feminino’</text:p>
            </text:list-item>
            <text:list-item>
              <text:p text:style-name="P77">Texto ‘Masculino’</text:p>
            </text:list-item>
            <text:list-item>
              <text:p text:style-name="P77">Texto ‘Infantil’</text:p>
              <text:p text:style-name="P81"><text:span text:style-name="T23">Use Título H2, cor Branco-Principal, grande espaçamento, para todos os textos de Menu Navegação 2. </text:span><text:span text:style-name="T24">Todos os itens do Menu de Navegação 2 são um-do-lado-do-outro. O Menu de Navegação 2 é </text:span><text:span text:style-name="T57">sobreposto à</text:span><text:span text:style-name="T24"> Linha grossa.</text:span></text:p>
            </text:list-item>
          </text:list>
        </text:list-item>
        <text:list-item>
          <text:p text:style-name="P77">Variante Mobile: Crie uma versão com o ícone Hambúrguer (☰).</text:p>
        </text:list-item>
      </text:list>
      <text:p text:style-name="P14"><text:tab/><text:span text:style-name="T57">Menu de Navegação 1, Logo Lookshop e Menu de Navegação 2/Linha Grossa são um-embaixo-do-outro.</text:span></text:p>
      <text:p text:style-name="P14"/>
      <text:p text:style-name="P14"/>
      <text:p text:style-name="P5"><text:span text:style-name="T80">Footer</text:span> (<text:span text:style-name="T80">Rodapé</text:span>):</text:p>
      <text:p text:style-name="P9">Variante Escuro <text:span text:style-name="T56">(Primário)</text:span>:</text:p>
      <text:list xml:id="list3238459755" text:style-name="L8">
        <text:list-item>
          <text:p text:style-name="P41">Crie Grid de 3 colunas</text:p>
        </text:list-item>
      </text:list>
      <text:list xml:id="list1340684066" text:style-name="L9">
        <text:list-item>
          <text:p text:style-name="P43">Coluna Esquerda:</text:p>
          <text:list>
            <text:list-item>
              <text:p text:style-name="P43">Texto ‘Topo da Página’, Título H4, cor Branco-Principal</text:p>
            </text:list-item>
            <text:list-item>
              <text:p text:style-name="P43">Texto ‘Documentação’, Título H2, cor Branco-Principal</text:p>
            </text:list-item>
          </text:list>
        </text:list-item>
      </text:list>
      <text:list xml:id="list2922967547" text:style-name="L10">
        <text:list-item>
          <text:p text:style-name="P44">Coluna Central:</text:p>
          <text:list>
            <text:list-item>
              <text:p text:style-name="P44">Texto ‘<text:span text:style-name="T25">© 2025 LookShop. Todos os Direitos Reservados’, Corpo Direitos-Autorais, cor Branco-Principal.</text:span></text:p>
            </text:list-item>
            <text:list-item>
              <text:p text:style-name="P44"><text:span text:style-name="T25">Texto “Programação para Web – Ciência da Computação”, </text:span><text:span text:style-name="T30">Título H5, cor Branco-Principal</text:span></text:p>
            </text:list-item>
            <text:list-item>
              <text:p text:style-name="P84">Texto “Estudantes” <text:span text:style-name="T64">(</text:span><text:span text:style-name="T79">4</text:span><text:span text:style-name="T64"> linhas)</text:span>, <text:s/>Corpo Secundário, cor Branco-Principal</text:p>
            </text:list-item>
          </text:list>
        </text:list-item>
        <text:list-item>
          <text:p text:style-name="P84">Coluna Direita:</text:p>
          <text:list>
            <text:list-item>
              <text:p text:style-name="P83"><text:span text:style-name="T27">Logo "Look</text:span><text:span text:style-name="T28">Shop</text:span><text:span text:style-name="T27">" (Use </text:span><text:span text:style-name="T28">Kenao Sans Serif,</text:span><text:span text:style-name="T27"> </text:span><text:span text:style-name="T28">44,2pt</text:span><text:span text:style-name="T27">), </text:span><text:span text:style-name="T29">cor </text:span><text:span text:style-name="T27">Branco</text:span><text:span text:style-name="T29">-Principal</text:span></text:p>
            </text:list-item>
          </text:list>
        </text:list-item>
      </text:list>
      <text:p text:style-name="Standard"/>
      <text:p text:style-name="P10">Variante <text:span text:style-name="T56">Claro (Secundário)</text:span>:</text:p>
      <text:list xml:id="list121909692355277" text:continue-list="list3238459755" text:style-name="L8">
        <text:list-item>
          <text:p text:style-name="P42">Crie Grid de 3 colunas</text:p>
        </text:list-item>
      </text:list>
      <text:list xml:id="list2154755360" text:style-name="L11">
        <text:list-item>
          <text:p text:style-name="P45"><text:soft-page-break/>Coluna Esquerda:</text:p>
          <text:list>
            <text:list-item>
              <text:p text:style-name="P45">Texto ‘Topo da Página’, Título H4, cor <text:span text:style-name="T56">Preto</text:span>-Principal</text:p>
            </text:list-item>
            <text:list-item>
              <text:p text:style-name="P45">Texto ‘Documentação’, Título H2, cor <text:span text:style-name="T56">Preto</text:span>-Principal</text:p>
            </text:list-item>
          </text:list>
        </text:list-item>
      </text:list>
      <text:list xml:id="list1296902866" text:style-name="L12">
        <text:list-item>
          <text:p text:style-name="P46">Coluna Central:</text:p>
          <text:list>
            <text:list-item>
              <text:p text:style-name="P46">Texto ‘<text:span text:style-name="T25">© 2025 LookShop. Todos os Direitos Reservados’, Corpo Direitos-Autorais, cor </text:span><text:span text:style-name="T30">Preto</text:span><text:span text:style-name="T25">-Principal.</text:span></text:p>
            </text:list-item>
            <text:list-item>
              <text:p text:style-name="P46"><text:span text:style-name="T25">Texto ‘Programação para Web – Ciência da Computação’, </text:span><text:span text:style-name="T30">Título H5, cor Preto-Principal</text:span></text:p>
            </text:list-item>
            <text:list-item>
              <text:p text:style-name="P85">Texto “Estudantes” <text:span text:style-name="T61">(5 linhas)</text:span>, <text:s/>Corpo Secundário, cor Preto-Principal</text:p>
            </text:list-item>
          </text:list>
        </text:list-item>
        <text:list-item>
          <text:p text:style-name="P85">Coluna Direita:</text:p>
          <text:list>
            <text:list-item>
              <text:p text:style-name="P88"><text:span text:style-name="T27">Logo "Look</text:span><text:span text:style-name="T28">Shop</text:span><text:span text:style-name="T27">" (Use </text:span><text:span text:style-name="T28">Kenao Sans Serif,</text:span><text:span text:style-name="T27"> </text:span><text:span text:style-name="T28">44,2pt</text:span><text:span text:style-name="T27">), </text:span><text:span text:style-name="T29">cor </text:span><text:span text:style-name="T27">Preto</text:span><text:span text:style-name="T29">-Principal</text:span></text:p>
            </text:list-item>
          </text:list>
        </text:list-item>
      </text:list>
      <text:p text:style-name="P15"/>
      <text:p text:style-name="P17"><text:span text:style-name="T27">E</text:span><text:span text:style-name="T26">m cada uma das colunas, os itens listados são um-embaixo-do-outro.</text:span></text:p>
      <text:p text:style-name="P16"/>
      <text:p text:style-name="P16"/>
      <text:p text:style-name="P5">Card de Produto:</text:p>
      <text:p text:style-name="P11">Variante Escuro (Primário):</text:p>
      <text:list xml:id="list937574226" text:style-name="L13">
        <text:list-item>
          <text:p text:style-name="P48">Retângulo <text:span text:style-name="T77">Moldura </text:span>um pouco maior do que <text:span text:style-name="T77">a Imagem Retângular</text:span>, cor Preto-Principal</text:p>
        </text:list-item>
        <text:list-item>
          <text:p text:style-name="P183">Imagem Retângular (mesma proporção que o Retângulo Moldura) no centro do Retângulo Moldura, na “frente” do Retângulo Moldura</text:p>
        </text:list-item>
        <text:list-item>
          <text:p text:style-name="P89">Texto para Nome (<text:span text:style-name="T57">Corpo Regular</text:span>), <text:span text:style-name="T57">cor Branco-Principal</text:span></text:p>
        </text:list-item>
        <text:list-item>
          <text:p text:style-name="P89">Texto para Preço (<text:span text:style-name="T57">Corpo Regular</text:span>), <text:span text:style-name="T57">cor Branco-Principal</text:span></text:p>
        </text:list-item>
        <text:list-item>
          <text:p text:style-name="P89">Botão "<text:span text:style-name="T57">Compre </text:span><text:span text:style-name="T62">Aqui”</text:span> (Componente Botão <text:span text:style-name="T62">1 -</text:span><text:span text:style-name="T57"> Variante Escuro</text:span>)</text:p>
          <text:p text:style-name="P89"/>
        </text:list-item>
      </text:list>
      <text:p text:style-name="P18">Variante Claro (Secundário):</text:p>
      <text:list xml:id="list121908705880291" text:continue-numbering="true" text:style-name="L13">
        <text:list-item>
          <text:p text:style-name="P49">Retângulo <text:span text:style-name="T77">Moldura </text:span>um pouco maior do que <text:span text:style-name="T77">a Imagem Retângular</text:span>, cor Preto-Principal</text:p>
        </text:list-item>
        <text:list-item>
          <text:p text:style-name="P183">Imagem Retângular (mesma proporção que o Retângulo Moldura) no centro do Retângulo Moldura, na “frente” do Retângulo Moldura</text:p>
        </text:list-item>
        <text:list-item>
          <text:p text:style-name="P90">Texto para Nome (<text:span text:style-name="T57">Corpo Regular</text:span>), <text:span text:style-name="T57">cor </text:span><text:span text:style-name="T58">Preto</text:span><text:span text:style-name="T57">-Principal</text:span></text:p>
        </text:list-item>
        <text:list-item>
          <text:p text:style-name="P90">Texto para Preço (<text:span text:style-name="T57">Corpo Regular</text:span>), <text:span text:style-name="T57">cor </text:span><text:span text:style-name="T58">Preto</text:span><text:span text:style-name="T57">-Principal</text:span></text:p>
        </text:list-item>
        <text:list-item>
          <text:p text:style-name="P91">Botão "<text:span text:style-name="T57">Compre Aqui</text:span>" (Componente <text:span text:style-name="T62">Botão 1</text:span> - <text:span text:style-name="T57">Variante </text:span>Claro) </text:p>
        </text:list-item>
      </text:list>
      <text:p text:style-name="P18"/>
      <text:p text:style-name="P18"/>
      <text:p text:style-name="Standard"><text:span text:style-name="T44">Input de Formulário </text:span><text:span text:style-name="T46">Cadastro</text:span><text:span text:style-name="T44">:</text:span></text:p>
      <text:p text:style-name="P175">Variante Escuro (Principal):</text:p>
      <text:list xml:id="list3085839215" text:style-name="L14">
        <text:list-item>
          <text:p text:style-name="P132">Campo de Resposta “Digite seu <text:span text:style-name="T67">nome</text:span>” (Componente Input Field Variante Escuro)</text:p>
        </text:list-item>
        <text:list-item>
          <text:p text:style-name="P176">Campo de Resposta “Digite s<text:span text:style-name="T67">eu e-mail</text:span>” (Componente <text:span text:style-name="T67">Input Field Variante Escuro)</text:span></text:p>
        </text:list-item>
        <text:list-item>
          <text:p text:style-name="P180">Campo de Resposta “Digite sua senha” (Componente Input Field Variante Escuro)</text:p>
        </text:list-item>
        <text:list-item>
          <text:p text:style-name="P180">Campo de Resposta “Confirme sua senha” (Componente Input Field Variante Escuro)</text:p>
        </text:list-item>
      </text:list>
      <text:p text:style-name="P175"/>
      <text:p text:style-name="P179">Variante Claro (Secundário):</text:p>
      <text:list xml:id="list121909293881231" text:continue-numbering="true" text:style-name="L14">
        <text:list-item>
          <text:p text:style-name="P133">Campo de Resposta “Digite seu <text:span text:style-name="T67">nome</text:span>” (Componente Input Field Variante <text:span text:style-name="T67">Claro</text:span>)</text:p>
        </text:list-item>
        <text:list-item>
          <text:p text:style-name="P177">Campo de Resposta “Digite s<text:span text:style-name="T67">eu e-mail</text:span>” (Componente <text:span text:style-name="T67">Input Field Variante Claro)</text:span></text:p>
        </text:list-item>
        <text:list-item>
          <text:p text:style-name="P180">Campo de Resposta “Digite sua senha” (Componente Input Field Variante Claro)</text:p>
        </text:list-item>
        <text:list-item>
          <text:p text:style-name="P180">Campo de Resposta “Confirme sua senha” (“Componente Input Field Variante Claro)</text:p>
        </text:list-item>
      </text:list>
      <text:p text:style-name="P178"/>
      <text:p text:style-name="P178"/>
      <text:p text:style-name="P181"><text:span text:style-name="T44">Input de Formulário </text:span><text:span text:style-name="T45">Login</text:span><text:span text:style-name="T44">:</text:span></text:p>
      <text:p text:style-name="P178">Variante Escuro (Principal):</text:p>
      <text:list xml:id="list121908854318874" text:continue-numbering="true" text:style-name="L14">
        <text:list-item>
          <text:p text:style-name="P133">Campo de Resposta “Digite seu e-mail” (Componente Input Field Variante Escuro)</text:p>
        </text:list-item>
        <text:list-item>
          <text:p text:style-name="P177">Campo de Resposta “Digite sua senha” (Componente <text:span text:style-name="T67">Input Field Variante Escuro)</text:span></text:p>
        </text:list-item>
      </text:list>
      <text:p text:style-name="P178"/>
      <text:p text:style-name="P179">Variante Claro (Secundário):</text:p>
      <text:list xml:id="list121909045054565" text:continue-numbering="true" text:style-name="L14">
        <text:list-item>
          <text:p text:style-name="P133"><text:soft-page-break/>Campo de Resposta “Digite seu e-mail” (Componente Input Field Variante <text:span text:style-name="T67">Claro</text:span>)</text:p>
        </text:list-item>
        <text:list-item>
          <text:p text:style-name="P177">Campo de Resposta “Digite sua senha” (Componente <text:span text:style-name="T67">Input Field Variante Claro)</text:span></text:p>
        </text:list-item>
      </text:list>
      <text:p text:style-name="P178"/>
      <text:p text:style-name="P178"/>
      <text:p text:style-name="P4">3. Telas Principais (Frames)</text:p>
      <text:p text:style-name="Standard">Crie um Frame para cada versão (Desktop, Tablet, Mobile) de cada tela.</text:p>
      <text:p text:style-name="Standard">Use os componentes que você criou.</text:p>
      <text:p text:style-name="Standard"/>
      <text:p text:style-name="P6">Homepage:</text:p>
      <text:p text:style-name="P12">Variante Escuro (Principal):</text:p>
      <text:list xml:id="list831187025" text:style-name="L15">
        <text:list-item>
          <text:p text:style-name="P50">Header - Variante Escuro (Principal)</text:p>
        </text:list-item>
        <text:list-item>
          <text:p text:style-name="P63">Carrossel com 4 imagens 1600X500<text:span text:style-name="T78">px (Desktop)</text:span></text:p>
        </text:list-item>
        <text:list-item>
          <text:p text:style-name="P50">Crie um Grid com 3 colunas e em cada coluna coloque o componente Card de Produto - Variante Escuro (Principal)</text:p>
        </text:list-item>
        <text:list-item>
          <text:p text:style-name="P50">Footer – Variante Escuro (Principal)</text:p>
        </text:list-item>
      </text:list>
      <text:p text:style-name="P12"/>
      <text:p text:style-name="P12">Variante Claro (Secundário):</text:p>
      <text:list xml:id="list121909850229624" text:continue-numbering="true" text:style-name="L15">
        <text:list-item>
          <text:p text:style-name="P50">Header - Variante Claro (Secundário)</text:p>
        </text:list-item>
        <text:list-item>
          <text:p text:style-name="P63">Carrossel com 4 imagens 1600X500</text:p>
        </text:list-item>
        <text:list-item>
          <text:p text:style-name="P50">Crie um Grid com 3 colunas e em cada coluna coloque o componente Card de Produto - Variante Claro (Secundário)</text:p>
        </text:list-item>
        <text:list-item>
          <text:p text:style-name="P50">Footer – Variante Claro (Secundário)</text:p>
        </text:list-item>
      </text:list>
      <text:p text:style-name="P12"/>
      <text:p text:style-name="P12"/>
      <text:p text:style-name="P20">Página ‘Sobre Nós’:</text:p>
      <text:p text:style-name="P12">Variante Escuro (Principal):</text:p>
      <text:list xml:id="list121908780529276" text:continue-numbering="true" text:style-name="L15">
        <text:list-item>
          <text:p text:style-name="P50">Header - Variante Escuro (Principal)</text:p>
        </text:list-item>
        <text:list-item>
          <text:p text:style-name="P50">Crie um Grid com 2 colunas</text:p>
        </text:list-item>
        <text:list-item>
          <text:p text:style-name="P50">Na coluna <text:span text:style-name="T62">esquerda</text:span>:</text:p>
          <text:list>
            <text:list-item>
              <text:p text:style-name="P93"><text:span text:style-name="T10">Caixa de </text:span><text:span text:style-name="T9">Texto </text:span><text:span text:style-name="T10">com Texto </text:span><text:span text:style-name="T9">“Texto Apresentação da </text:span><text:span text:style-name="T10">LookShop” (aprox 55 palavras e 8 linhas), Corpo Principal, cor Branco-Principal</text:span></text:p>
            </text:list-item>
            <text:list-item>
              <text:p text:style-name="P57">Texto ‘/Sobre Nós’, Título H1, cor Branco-Principal</text:p>
            </text:list-item>
          </text:list>
        </text:list-item>
        <text:list-item>
          <text:p text:style-name="P57">Na coluna <text:span text:style-name="T62">direit</text:span>a:</text:p>
          <text:list>
            <text:list-item>
              <text:p text:style-name="P57">Imagem roupas_estilizada_b</text:p>
            </text:list-item>
          </text:list>
        </text:list-item>
        <text:list-item>
          <text:p text:style-name="P50">Footer – Variante Escuro (Principal)</text:p>
        </text:list-item>
      </text:list>
      <text:p text:style-name="P12"/>
      <text:p text:style-name="P12">Variante Claro (Secundário):</text:p>
      <text:list xml:id="list121909500027256" text:continue-numbering="true" text:style-name="L15">
        <text:list-item>
          <text:p text:style-name="P50">Header - Variante Claro (Secundário)</text:p>
        </text:list-item>
        <text:list-item>
          <text:p text:style-name="P51">Crie um Grid com 2 colunas</text:p>
        </text:list-item>
        <text:list-item>
          <text:p text:style-name="P51">Na coluna <text:span text:style-name="T62">esquerda</text:span>:</text:p>
          <text:list>
            <text:list-item>
              <text:p text:style-name="P94"><text:span text:style-name="T10">Caixa de </text:span><text:span text:style-name="T9">Texto </text:span><text:span text:style-name="T10">com Texto </text:span><text:span text:style-name="T9">“Texto Apresentação da </text:span><text:span text:style-name="T10">LookShop” (aprox 55 palavras e 8 linhas), Corpo Principal, cor Preto-Principal</text:span></text:p>
            </text:list-item>
            <text:list-item>
              <text:p text:style-name="P57">Texto ‘/Sobre Nós’, Título H1, cor Preto-Principal</text:p>
            </text:list-item>
          </text:list>
        </text:list-item>
        <text:list-item>
          <text:p text:style-name="P57">Na coluna <text:span text:style-name="T62">direita</text:span>:</text:p>
          <text:list>
            <text:list-item>
              <text:p text:style-name="P97"><text:span text:style-name="T9">Imagem roupas_estilizada_</text:span><text:span text:style-name="T6">p</text:span></text:p>
            </text:list-item>
          </text:list>
        </text:list-item>
        <text:list-item>
          <text:p text:style-name="P98">Footer – Variante Claro (Secundário)</text:p>
        </text:list-item>
      </text:list>
      <text:p text:style-name="P27"/>
      <text:p text:style-name="P27"/>
      <text:p text:style-name="P21">Página ‘Contat<text:span text:style-name="T60">o’</text:span></text:p>
      <text:p text:style-name="P13">Variante Escuro (Principal):</text:p>
      <text:list xml:id="list121910074724870" text:continue-numbering="true" text:style-name="L15">
        <text:list-item>
          <text:p text:style-name="P52">Header - Variante Escuro (Principal)</text:p>
        </text:list-item>
        <text:list-item>
          <text:p text:style-name="P52">Crie um Grid com 2 colunas</text:p>
        </text:list-item>
        <text:list-item>
          <text:p text:style-name="P52"><text:soft-page-break/>Na coluna <text:span text:style-name="T62">esquerda</text:span>:</text:p>
          <text:list>
            <text:list-item>
              <text:p text:style-name="P95"><text:span text:style-name="T10">Texto ‘</text:span><text:span text:style-name="T9">/</text:span><text:span text:style-name="T11">Siga A Gente’</text:span><text:span text:style-name="T10">, </text:span><text:span text:style-name="T11">Título H3</text:span><text:span text:style-name="T10">, cor Branco-Principal</text:span></text:p>
            </text:list-item>
            <text:list-item>
              <text:p text:style-name="P58">Í<text:span text:style-name="T60">cone facebook_b</text:span></text:p>
            </text:list-item>
            <text:list-item>
              <text:p text:style-name="P58">Í<text:span text:style-name="T60">cone instagram_b</text:span></text:p>
            </text:list-item>
          </text:list>
        </text:list-item>
        <text:list-item>
          <text:p text:style-name="P58">Na coluna <text:span text:style-name="T62">direita:</text:span></text:p>
          <text:list>
            <text:list-item>
              <text:p text:style-name="P61"><text:span text:style-name="T63">Texto ‘</text:span>/Entre em Contato’, Título H3, cor Branco-Principal</text:p>
            </text:list-item>
            <text:list-item>
              <text:p text:style-name="P61">Caixa de Texto com Texto “Contato LookShop” (4 linhas), <text:span text:style-name="T61">Corpo-Principal, cor Branco-Principal</text:span></text:p>
            </text:list-item>
          </text:list>
        </text:list-item>
        <text:list-item>
          <text:p text:style-name="P52">Footer – Variante Escuro (Principal)</text:p>
        </text:list-item>
      </text:list>
      <text:p text:style-name="P13"/>
      <text:p text:style-name="P13">Variante Claro (Secundário):</text:p>
      <text:list xml:id="list121908794695129" text:continue-numbering="true" text:style-name="L15">
        <text:list-item>
          <text:p text:style-name="P52">Header - Variante Claro (Secundário)</text:p>
        </text:list-item>
        <text:list-item>
          <text:p text:style-name="P52">Crie um Grid com 2 colunas</text:p>
        </text:list-item>
        <text:list-item>
          <text:p text:style-name="P52">Na coluna <text:span text:style-name="T62">esquerda</text:span>:</text:p>
          <text:list>
            <text:list-item>
              <text:p text:style-name="P96"><text:span text:style-name="T10">Texto ‘</text:span><text:span text:style-name="T9">/</text:span><text:span text:style-name="T11">Siga A Gente’,</text:span><text:span text:style-name="T10"> </text:span><text:span text:style-name="T11">Título H3</text:span><text:span text:style-name="T10">, cor </text:span><text:span text:style-name="T12">Preto</text:span><text:span text:style-name="T10">-Principal</text:span></text:p>
            </text:list-item>
            <text:list-item>
              <text:p text:style-name="P96"><text:span text:style-name="T10">Í</text:span><text:span text:style-name="T11">cone facebook_</text:span><text:span text:style-name="T12">p</text:span></text:p>
            </text:list-item>
            <text:list-item>
              <text:p text:style-name="P59">Í<text:span text:style-name="T60">cone instagram_</text:span><text:span text:style-name="T61">p</text:span></text:p>
            </text:list-item>
          </text:list>
        </text:list-item>
        <text:list-item>
          <text:p text:style-name="P60">Na coluna <text:span text:style-name="T62">direita</text:span>:</text:p>
          <text:list>
            <text:list-item>
              <text:p text:style-name="P60"><text:span text:style-name="T63">Texto ‘</text:span><text:span text:style-name="T60">/Entre em Contato’, Título H3, cor </text:span><text:span text:style-name="T61">Preto</text:span><text:span text:style-name="T60">-Principal</text:span></text:p>
            </text:list-item>
            <text:list-item>
              <text:p text:style-name="P62">Caixa de Texto com Texto “Contato LookShop” (4 linhas), <text:span text:style-name="T61">Corpo-Principal, cor Preto-Principal</text:span></text:p>
            </text:list-item>
          </text:list>
        </text:list-item>
        <text:list-item>
          <text:p text:style-name="P99">Footer – Variante Claro (Secundário)</text:p>
        </text:list-item>
      </text:list>
      <text:p text:style-name="P23"/>
      <text:p text:style-name="P23"/>
      <text:p text:style-name="P22">Página do Produto</text:p>
      <text:p text:style-name="P24">Variante Escuro (Principal):</text:p>
      <text:list xml:id="list190651790" text:style-name="L16">
        <text:list-item>
          <text:p text:style-name="P105">Header – Variante Escuro (Principal)</text:p>
        </text:list-item>
        <text:list-item>
          <text:p text:style-name="P113">Crie um Grid com 2 colunas</text:p>
        </text:list-item>
        <text:list-item>
          <text:p text:style-name="P113">Na coluna esquerda:</text:p>
          <text:list>
            <text:list-item>
              <text:p text:style-name="P113">Imagem do Produto com o Retângulo Preto-Principal servindo de moldura, <text:span text:style-name="T63">tudo</text:span> justificado à direita</text:p>
            </text:list-item>
          </text:list>
        </text:list-item>
        <text:list-item>
          <text:p text:style-name="P113">Na coluna direita:</text:p>
          <text:list>
            <text:list-item>
              <text:p text:style-name="P113">Caixa de Texto com Texto “Nome do Produto”, Título H3 Bold, cor Branco-Principal</text:p>
            </text:list-item>
            <text:list-item>
              <text:p text:style-name="P113">Caixa de Texto com breve descrição do produto, Corpo Principal, cor Branco-Principal</text:p>
            </text:list-item>
            <text:list-item>
              <text:p text:style-name="P113">Caixa de Texto com preço do produto, Título H3 Bold, cor Branco-Principal</text:p>
            </text:list-item>
            <text:list-item>
              <text:p text:style-name="P113">Ícone menos_b, Caixa de Texto com Quantidade de Produto a ser acrescentada ao carrinho (Título H3, cor Branco-Principal), Ícone mais_b</text:p>
            </text:list-item>
            <text:list-item>
              <text:p text:style-name="P113">Botão “Adcione ao Carrinho” (Componente Botão 1 – Variante Escuro)</text:p>
            </text:list-item>
          </text:list>
        </text:list-item>
        <text:list-item>
          <text:p text:style-name="P113">Footer – Variante Escuro (Principal)</text:p>
        </text:list-item>
      </text:list>
      <text:p text:style-name="P24"/>
      <text:p text:style-name="P25">Variante <text:span text:style-name="T63">Secundário</text:span> (<text:span text:style-name="T63">Claro</text:span>):</text:p>
      <text:list xml:id="list121909746916923" text:continue-numbering="true" text:style-name="L16">
        <text:list-item>
          <text:p text:style-name="P106">Header – Variante <text:span text:style-name="T63">Claro</text:span> (<text:span text:style-name="T63">Secundário</text:span>)</text:p>
        </text:list-item>
        <text:list-item>
          <text:p text:style-name="P114">Crie um Grid com 2 colunas</text:p>
        </text:list-item>
        <text:list-item>
          <text:p text:style-name="P114">Na coluna esquerda:</text:p>
          <text:list>
            <text:list-item>
              <text:p text:style-name="P114">Imagem do Produto, com o Retângulo Preto-Principal servindo de moldura, <text:span text:style-name="T63">tudo</text:span> justificado à direita</text:p>
            </text:list-item>
          </text:list>
        </text:list-item>
        <text:list-item>
          <text:p text:style-name="P114">Na coluna direita:</text:p>
          <text:list>
            <text:list-item>
              <text:p text:style-name="P114">Caixa de Texto com Texto “Nome do Produto”, Título H3 Bold, cor <text:span text:style-name="T63">Preto</text:span>-Principal</text:p>
            </text:list-item>
            <text:list-item>
              <text:p text:style-name="P114">Caixa de Texto com breve descrição do produto, Corpo Principal, cor <text:span text:style-name="T63">Preto</text:span>-Principal</text:p>
            </text:list-item>
            <text:list-item>
              <text:p text:style-name="P114">Caixa de Texto com preço do produto, Título H3 Bold, cor <text:span text:style-name="T63">Preto</text:span>-Principal</text:p>
            </text:list-item>
            <text:list-item>
              <text:p text:style-name="P114">Ícone menos_<text:span text:style-name="T63">p</text:span>, Caixa de Texto com Quantidade de Produto a ser acrescentada ao carrinho (Título H3, cor <text:span text:style-name="T63">Preto</text:span>-Principal), Ícone mais_<text:span text:style-name="T63">p</text:span></text:p>
            </text:list-item>
            <text:list-item>
              <text:p text:style-name="P114"><text:soft-page-break/>Botão “Adcione ao Carrinho” (Componente Botão 1 – Variante <text:span text:style-name="T63">Claro</text:span>)</text:p>
            </text:list-item>
          </text:list>
        </text:list-item>
        <text:list-item>
          <text:p text:style-name="P114">Footer – Variante <text:span text:style-name="T63">Claro</text:span> (Principal)</text:p>
        </text:list-item>
      </text:list>
      <text:p text:style-name="P26"/>
      <text:p text:style-name="P26"/>
      <text:p text:style-name="P156">Página ‘<text:span text:style-name="T63">Carrinh</text:span><text:span text:style-name="T64">o’</text:span></text:p>
      <text:p text:style-name="P25">Variante Escuro (Principal):</text:p>
      <text:list xml:id="list121909496376097" text:continue-numbering="true" text:style-name="L16">
        <text:list-item>
          <text:p text:style-name="P106">Header – Variante Escuro (Principal)</text:p>
        </text:list-item>
        <text:list-item>
          <text:p text:style-name="P117">Texto ‘/Carrinho’, Título H1, cor Branco-Principal, justificado à esquerda</text:p>
        </text:list-item>
        <text:list-item>
          <text:p text:style-name="P114">C<text:span text:style-name="T63">rie uma tabela com 5 colunas, </text:span><text:span text:style-name="T64">sendo as bordas externas, internas horizontais e a dividindo a primeira e a segunda coluna todas da cor Cinza-Escuro. As demais bordas devem estar invisíveis ou da cor Preto-Principal. </text:span><text:span text:style-name="T65">Essa tabela vai ser a Lista de Itens/Produtos do Carrinho.</text:span></text:p>
        </text:list-item>
        <text:list-item>
          <text:p text:style-name="P114">Na <text:span text:style-name="T63">Primeira Coluna</text:span>:<text:tab/></text:p>
          <text:list>
            <text:list-item>
              <text:p text:style-name="P117">Header da Tabela: Vazio</text:p>
            </text:list-item>
            <text:list-item>
              <text:p text:style-name="P117">Demais Linhas: ícone xis_vermelho_b</text:p>
            </text:list-item>
            <text:list-item>
              <text:p text:style-name="P117">Header da Tabela: Texto ‘Produto’, <text:span text:style-name="T64">Título H4, cor Cinza-Escuro</text:span></text:p>
            </text:list-item>
            <text:list-item>
              <text:p text:style-name="P125">Demais Linhas: Texto “Nome do Produto”, Título H2, cor Branco-Principal</text:p>
            </text:list-item>
          </text:list>
        </text:list-item>
        <text:list-item>
          <text:p text:style-name="P125">Na Terceira Coluna:</text:p>
          <text:list>
            <text:list-item>
              <text:p text:style-name="P125">Header da Tabela: Texto ‘Preço’, Título H4, cor Cinza-Escuro</text:p>
            </text:list-item>
            <text:list-item>
              <text:p text:style-name="P125">Demais Linhas: Texto “Preço do Produto”, Título H2, cor Branco-Principal</text:p>
            </text:list-item>
          </text:list>
        </text:list-item>
        <text:list-item>
          <text:p text:style-name="P125">Na Quarta Coluna:</text:p>
          <text:list>
            <text:list-item>
              <text:p text:style-name="P128">Header da Tabela: Texto ‘Quantidade’, Título H4, cor Cinza-Escuro</text:p>
            </text:list-item>
            <text:list-item>
              <text:p text:style-name="P128">Demais Linhas: Ícone menos_b, Texto “Quantidade do Produto”, Título H2, cor Branco-Principal, e ícone mais_b</text:p>
            </text:list-item>
          </text:list>
        </text:list-item>
        <text:list-item>
          <text:p text:style-name="P128">Na Quinta Linha:</text:p>
          <text:list>
            <text:list-item>
              <text:p text:style-name="P128">Header da Tabela: Texto ‘Total’, Título H4, cor Cinza-Escuro</text:p>
            </text:list-item>
            <text:list-item>
              <text:p text:style-name="P128">Demais Linhas: Texto “Total do Produto” Título H2, cor Branco-Principal</text:p>
            </text:list-item>
          </text:list>
        </text:list-item>
        <text:list-item>
          <text:p text:style-name="P128">Abaixo da tabela, à direita, deve ter:</text:p>
          <text:list>
            <text:list-item>
              <text:p text:style-name="P128">Texto ‘Subtotal do Carrinho’, Título H2, cor Cinza-Escuro e na mesma linha Texto “Preço Subtotal do Carrinho”, Título H2, cor Branco-Principal</text:p>
            </text:list-item>
            <text:list-item>
              <text:p text:style-name="P128">Texto ‘Frete’, Título H2, cor Cinza-Escuro, e na mesma linha Texto “Preço do Frete”, Título H2, cor Branco-Principal</text:p>
            </text:list-item>
            <text:list-item>
              <text:p text:style-name="P128">Texto ‘Preço Total’, Título H4, cor Cinza-Escuro, e na mesma linha Texto “Total do Carrinho”, Título H4 Bold, cor Branco-Principal</text:p>
            </text:list-item>
          </text:list>
        </text:list-item>
        <text:list-item>
          <text:p text:style-name="P128">Abaixo de ‘Preço Total’, <text:span text:style-name="T65">o</text:span> Botão “Pagamento” (Componente Botão 2 – Variante Escuro)</text:p>
        </text:list-item>
        <text:list-item>
          <text:p text:style-name="P131">Na mesma linha do Botão “Pagamento”, o Botão “Continuar Comprando” (Componente Botão 1 – Variante Escuro)</text:p>
        </text:list-item>
        <text:list-item>
          <text:p text:style-name="P114">Footer – Variante Escuro (Principal)</text:p>
        </text:list-item>
      </text:list>
      <text:p text:style-name="P25"/>
      <text:p text:style-name="P25">Variante <text:span text:style-name="T63">Secundário</text:span> (<text:span text:style-name="T63">Claro</text:span>):</text:p>
      <text:list xml:id="list121908785753990" text:continue-numbering="true" text:style-name="L16">
        <text:list-item>
          <text:p text:style-name="P106">Header – Variante <text:span text:style-name="T63">Claro</text:span> (<text:span text:style-name="T63">Secundário</text:span>)</text:p>
        </text:list-item>
        <text:list-item>
          <text:p text:style-name="P118">Texto ‘/Carrinho’, Título H1, cor <text:span text:style-name="T65">Preto</text:span>-Principal, justificado à esquerda</text:p>
        </text:list-item>
        <text:list-item>
          <text:p text:style-name="P115">C<text:span text:style-name="T63">rie uma tabela com 5 colunas, </text:span><text:span text:style-name="T64">sendo as bordas externas, internas horizontais e a dividindo a primeira e a segunda coluna todas da cor Cinza-</text:span><text:span text:style-name="T65">Claro</text:span><text:span text:style-name="T64">. As demais bordas devem estar invisíveis ou da cor </text:span><text:span text:style-name="T65">Branco</text:span><text:span text:style-name="T64">-Principal. </text:span><text:span text:style-name="T65">Essa tabela vai ser a Lista de Itens/Produtos do Carrinho.</text:span></text:p>
        </text:list-item>
        <text:list-item>
          <text:p text:style-name="P115">Na <text:span text:style-name="T63">Primeira Coluna</text:span>:<text:tab/></text:p>
          <text:list>
            <text:list-item>
              <text:p text:style-name="P118">Header da Tabela: Vazio</text:p>
            </text:list-item>
            <text:list-item>
              <text:p text:style-name="P118">Demais Linhas: ícone xis_vermelho_b</text:p>
            </text:list-item>
          </text:list>
        </text:list-item>
        <text:list-item>
          <text:p text:style-name="P115">Na <text:span text:style-name="T63">Segunda Coluna:</text:span></text:p>
          <text:list>
            <text:list-item>
              <text:p text:style-name="P118">Header da Tabela: Texto ‘Produto’, <text:span text:style-name="T64">Título H4, cor Cinza-</text:span><text:span text:style-name="T65">Claro</text:span></text:p>
            </text:list-item>
            <text:list-item>
              <text:p text:style-name="P126">Demais Linhas: Texto “Nome do Produto”, Título H2, cor <text:span text:style-name="T65">Preto</text:span>-Principal</text:p>
            </text:list-item>
          </text:list>
        </text:list-item>
        <text:list-item>
          <text:p text:style-name="P126"><text:soft-page-break/>Na Terceira Coluna:</text:p>
          <text:list>
            <text:list-item>
              <text:p text:style-name="P126">Header da Tabela: Texto ‘Preço’, Título H4, cor Cinza-<text:span text:style-name="T65">Claro</text:span></text:p>
            </text:list-item>
            <text:list-item>
              <text:p text:style-name="P126">Demais Linhas: Texto “Preço do Produto”, Título H2, cor <text:span text:style-name="T65">Preto</text:span>-Principal</text:p>
            </text:list-item>
          </text:list>
        </text:list-item>
        <text:list-item>
          <text:p text:style-name="P126">Na Quarta Coluna:</text:p>
          <text:list>
            <text:list-item>
              <text:p text:style-name="P129">Header da Tabela: Texto ‘Quantidade’, Título H4, cor Cinza-<text:span text:style-name="T65">Claro</text:span></text:p>
            </text:list-item>
            <text:list-item>
              <text:p text:style-name="P129">Demais Linhas: Ícone menos_<text:span text:style-name="T65">p</text:span>, Texto “Quantidade do Produto”, Título H2, cor <text:span text:style-name="T65">Preto</text:span>-Principal, e ícone mais_<text:span text:style-name="T65">p</text:span></text:p>
            </text:list-item>
          </text:list>
        </text:list-item>
        <text:list-item>
          <text:p text:style-name="P129">Na Quinta Linha:</text:p>
          <text:list>
            <text:list-item>
              <text:p text:style-name="P129">Header da Tabela: Texto ‘Total’, Título H4, cor Cinza-<text:span text:style-name="T65">Claro</text:span></text:p>
            </text:list-item>
            <text:list-item>
              <text:p text:style-name="P129">Demais Linhas: Texto “Total do Produto” Título H2, cor <text:span text:style-name="T65">Preto</text:span>-Principal</text:p>
            </text:list-item>
          </text:list>
        </text:list-item>
        <text:list-item>
          <text:p text:style-name="P129">Abaixo da tabela, à direita, deve ter:</text:p>
          <text:list>
            <text:list-item>
              <text:p text:style-name="P129">Texto ‘Subtotal do Carrinho’, Título H2, cor Cinza-<text:span text:style-name="T65">Claro</text:span> e na mesma linha Texto “Preço Subtotal do Carrinho”, Título H2, cor <text:span text:style-name="T65">Preto</text:span>-Principal</text:p>
            </text:list-item>
            <text:list-item>
              <text:p text:style-name="P129">Texto ‘Frete’, Título H2, cor Cinza-<text:span text:style-name="T65">Claro</text:span>, e na mesma linha Texto “Preço do Frete”, Título H2, cor <text:span text:style-name="T65">Preto</text:span>-Principal</text:p>
            </text:list-item>
            <text:list-item>
              <text:p text:style-name="P129">Texto ‘Preço Total’, Título H4, cor Cinza-<text:span text:style-name="T65">Claro</text:span>, e na mesma linha Texto “Total do Carrinho”, Título H4 Bold, cor <text:span text:style-name="T65">Preto</text:span>-Principal</text:p>
            </text:list-item>
          </text:list>
        </text:list-item>
        <text:list-item>
          <text:p text:style-name="P129">Abaixo de ‘Preço Total’, <text:span text:style-name="T65">o</text:span> Botão “Pagamento” (Componente Botão 2 – Variante <text:span text:style-name="T65">Claro</text:span><text:span text:style-name="T92">)</text:span></text:p>
        </text:list-item>
        <text:list-item>
          <text:p text:style-name="P131">Na mesma linha do Botão “Pagamento”, o Botão “Continuar Comprando” (Componente Botão 1 – Variante Claro)</text:p>
        </text:list-item>
        <text:list-item>
          <text:p text:style-name="P114">Footer – Variante <text:span text:style-name="T63">Claro</text:span> (Principal)</text:p>
        </text:list-item>
      </text:list>
      <text:p text:style-name="P24"/>
      <text:p text:style-name="P24"/>
      <text:p text:style-name="P157">Página ‘<text:span text:style-name="T66">Login</text:span><text:span text:style-name="T64">’</text:span></text:p>
      <text:p text:style-name="P111">Variante Escuro (Principal):</text:p>
      <text:list xml:id="list121908876202885" text:continue-numbering="true" text:style-name="L16">
        <text:list-item>
          <text:p text:style-name="P107">Header – Variante Escuro (Principal)</text:p>
        </text:list-item>
        <text:list-item>
          <text:p text:style-name="P119">Texto ‘/<text:span text:style-name="T66">Login</text:span>’, Título H1, cor Branco-Principal, <text:span text:style-name="T66">no centro da página</text:span></text:p>
        </text:list-item>
        <text:list-item>
          <text:p text:style-name="P134">Input de Formulário Login – <text:span text:style-name="T69">Variante Escuro</text:span></text:p>
        </text:list-item>
        <text:list-item>
          <text:p text:style-name="P141">Texto ‘Ainda não tem conta?’, Corpo Regular, cor Branco-Principal</text:p>
        </text:list-item>
        <text:list-item>
          <text:p text:style-name="P141">Texto ‘Cadastre-se’, Corpo Regular, cor <text:span text:style-name="T68">#FAE58C (amarelo claro) </text:span></text:p>
        </text:list-item>
        <text:list-item>
          <text:p text:style-name="P134">Botão ícone google + “Login com Google” (Componente Botão 2 – Variante Escuro)</text:p>
        </text:list-item>
        <text:list-item>
          <text:p text:style-name="P134">Botão “Login” (Componente Botão 2 – Variante Escuro)</text:p>
        </text:list-item>
        <text:list-item>
          <text:p text:style-name="P144">Footer – Variante Escuro (Secundário)</text:p>
        </text:list-item>
      </text:list>
      <text:p text:style-name="P146"/>
      <text:p text:style-name="P146">Variante Claro (Secundário)<text:span text:style-name="T61">:</text:span></text:p>
      <text:list xml:id="list121910112986056" text:continue-numbering="true" text:style-name="L16">
        <text:list-item>
          <text:p text:style-name="P108">Header – Variante <text:span text:style-name="T69">Claro</text:span> (<text:span text:style-name="T69">Secundário</text:span>)</text:p>
        </text:list-item>
        <text:list-item>
          <text:p text:style-name="P120">Texto ‘/<text:span text:style-name="T66">Login</text:span>’, Título H1, cor <text:span text:style-name="T69">Preto</text:span>-Principal, <text:span text:style-name="T66">no centro da página</text:span></text:p>
        </text:list-item>
        <text:list-item>
          <text:p text:style-name="P135">Input de Formulário Login – <text:span text:style-name="T69">Variante Claro</text:span></text:p>
        </text:list-item>
        <text:list-item>
          <text:p text:style-name="P142">Texto ‘Ainda não tem conta?’, Corpo Regular, cor <text:span text:style-name="T69">Preto</text:span>-Principal</text:p>
        </text:list-item>
        <text:list-item>
          <text:p text:style-name="P142">Texto ‘Cadastre-se’, Corpo Regular, cor <text:span text:style-name="T68">#</text:span><text:span text:style-name="T69">DCB</text:span><text:span text:style-name="T68">71</text:span><text:span text:style-name="T69">B</text:span><text:span text:style-name="T68"> (amarelo </text:span><text:span text:style-name="T69">escuro</text:span><text:span text:style-name="T68">)</text:span></text:p>
        </text:list-item>
        <text:list-item>
          <text:p text:style-name="P136">Botão ícone google + “Login com Google” (Componente Botão 2 – Variante <text:span text:style-name="T69">Claro</text:span>)</text:p>
        </text:list-item>
        <text:list-item>
          <text:p text:style-name="P135">Botão “Login” (Componente Botão 2 – Variante <text:span text:style-name="T69">Claro</text:span>)</text:p>
        </text:list-item>
        <text:list-item>
          <text:p text:style-name="P144">Footer – Variante Claro (Secundário)</text:p>
        </text:list-item>
      </text:list>
      <text:p text:style-name="P146"/>
      <text:p text:style-name="P159"/>
      <text:p text:style-name="P159">Página ‘Cadastro’</text:p>
      <text:p text:style-name="P112">Variante Escuro (Principal):</text:p>
      <text:list xml:id="list121910511867458" text:continue-numbering="true" text:style-name="L16">
        <text:list-item>
          <text:p text:style-name="P109">Header – Variante Escuro (Principal)</text:p>
        </text:list-item>
        <text:list-item>
          <text:p text:style-name="P121">Texto ‘/<text:span text:style-name="T69">Cadastro</text:span>’, Título H1, cor Branco-Principal, <text:span text:style-name="T66">no centro da página</text:span></text:p>
        </text:list-item>
        <text:list-item>
          <text:p text:style-name="P137">Input de Formulário <text:span text:style-name="T69">Cadastro</text:span> – <text:span text:style-name="T69">Variante Escuro</text:span></text:p>
        </text:list-item>
        <text:list-item>
          <text:p text:style-name="P137">Botão ícone google + “<text:span text:style-name="T69">Continue</text:span> com Google” (Componente Botão 2 – Variante Escuro)</text:p>
        </text:list-item>
        <text:list-item>
          <text:p text:style-name="P137">Botão “<text:span text:style-name="T69">Cadastro</text:span>” (Componente Botão 2 – Variante Escuro) </text:p>
        </text:list-item>
        <text:list-item>
          <text:p text:style-name="P145"><text:soft-page-break/>Footer – Variante Escuro (Secundário)</text:p>
        </text:list-item>
      </text:list>
      <text:p text:style-name="P147"/>
      <text:p text:style-name="P147">Variante Claro (Secundário)<text:span text:style-name="T61">:</text:span></text:p>
      <text:list xml:id="list121909141849654" text:continue-numbering="true" text:style-name="L16">
        <text:list-item>
          <text:p text:style-name="P109">Header – Variante <text:span text:style-name="T69">Claro</text:span> (<text:span text:style-name="T69">Secundário</text:span>)</text:p>
        </text:list-item>
        <text:list-item>
          <text:p text:style-name="P121">Texto ‘/<text:span text:style-name="T69">Cadastro</text:span>’, Título H1, cor <text:span text:style-name="T69">Preto</text:span>-Principal, <text:span text:style-name="T66">no centro da página</text:span></text:p>
        </text:list-item>
        <text:list-item>
          <text:p text:style-name="P137">Input de Formulário <text:span text:style-name="T69">Cadastro</text:span> – <text:span text:style-name="T69">Variante Claro</text:span><text:span text:style-name="T68"> </text:span></text:p>
        </text:list-item>
        <text:list-item>
          <text:p text:style-name="P137">Botão ícone google + “<text:span text:style-name="T69">Continue</text:span> com Google” (Componente Botão 2 – Variante <text:span text:style-name="T69">Claro</text:span>)</text:p>
        </text:list-item>
        <text:list-item>
          <text:p text:style-name="P137">Botão “<text:span text:style-name="T69">Cadastro</text:span>” (Componente Botão 2 – Variante <text:span text:style-name="T69">Claro</text:span>)</text:p>
        </text:list-item>
        <text:list-item>
          <text:p text:style-name="P145">Footer – Variante Claro (Secundário)</text:p>
        </text:list-item>
      </text:list>
      <text:p text:style-name="P147"/>
      <text:p text:style-name="P147"/>
      <text:p text:style-name="P168"><text:span text:style-name="T71">Página Feminino</text:span>:</text:p>
      <text:p text:style-name="P55">Variante Escuro (Principal):</text:p>
      <text:list xml:id="list121910818977205" text:continue-list="list121908794695129" text:style-name="L15">
        <text:list-item>
          <text:p text:style-name="P53">Header - Variante Escuro (Principal)</text:p>
        </text:list-item>
        <text:list-item>
          <text:p text:style-name="P123">Texto ‘/<text:span text:style-name="T71">Feminino</text:span>’, Título H1, cor <text:span text:style-name="T77">Branco</text:span>-Principal, <text:span text:style-name="T77">na metade esquerda</text:span><text:span text:style-name="T66"> da página</text:span></text:p>
        </text:list-item>
        <text:list-item>
          <text:p text:style-name="P53">Crie um Grid com 3 colunas e em cada coluna coloque <text:span text:style-name="T77">3</text:span> componente<text:span text:style-name="T77">s</text:span> Card de Produto - Variante Escuro (Principal), <text:span text:style-name="T77">Produtos Roupa Feminina</text:span></text:p>
        </text:list-item>
        <text:list-item>
          <text:p text:style-name="P53">Footer – Variante Escuro (Principal)</text:p>
        </text:list-item>
      </text:list>
      <text:p text:style-name="P55"/>
      <text:p text:style-name="P55">Variante Claro (Secundário):</text:p>
      <text:list xml:id="list121909294108075" text:continue-numbering="true" text:style-name="L15">
        <text:list-item>
          <text:p text:style-name="P53">Header - Variante Claro (Secundário)</text:p>
        </text:list-item>
        <text:list-item>
          <text:p text:style-name="P124">Texto ‘/<text:span text:style-name="T77">Feminino</text:span>’, Título H1, cor <text:span text:style-name="T77">Preto</text:span>-Principal, <text:span text:style-name="T77">na metade esquerda</text:span><text:span text:style-name="T66"> da página</text:span></text:p>
        </text:list-item>
        <text:list-item>
          <text:p text:style-name="P54">Crie um Grid com 3 colunas e em cada coluna coloque <text:span text:style-name="T77">3</text:span> componente<text:span text:style-name="T77">s</text:span> Card de Produto - Variante <text:span text:style-name="T77">Claro</text:span> (<text:span text:style-name="T77">Secundário</text:span>), <text:span text:style-name="T77">Produtos Roupa Feminina</text:span></text:p>
        </text:list-item>
        <text:list-item>
          <text:p text:style-name="P100">Footer – Variante Claro (Secundário)</text:p>
        </text:list-item>
      </text:list>
      <text:p text:style-name="P102"/>
      <text:p text:style-name="P102"/>
      <text:p text:style-name="P169"><text:span text:style-name="T71">Página </text:span><text:span text:style-name="T77">Masculino</text:span>:</text:p>
      <text:p text:style-name="P56">Variante Escuro (Principal):</text:p>
      <text:list xml:id="list121909926556173" text:continue-numbering="true" text:style-name="L15">
        <text:list-item>
          <text:p text:style-name="P54">Header - Variante Escuro (Principal)</text:p>
        </text:list-item>
        <text:list-item>
          <text:p text:style-name="P124">Texto ‘/<text:span text:style-name="T77">Masculino</text:span>’, Título H1, cor <text:span text:style-name="T77">Branco</text:span>-Principal, <text:span text:style-name="T77">na metade esquerda</text:span><text:span text:style-name="T66"> da página</text:span></text:p>
        </text:list-item>
        <text:list-item>
          <text:p text:style-name="P54">Crie um Grid com 3 colunas e em cada coluna coloque <text:span text:style-name="T77">3</text:span> componente<text:span text:style-name="T77">s</text:span> Card de Produto - Variante Escuro (Principal), <text:span text:style-name="T77">Produtos Roupa Masculina</text:span></text:p>
        </text:list-item>
        <text:list-item>
          <text:p text:style-name="P54">Footer – Variante Escuro (Principal)</text:p>
        </text:list-item>
      </text:list>
      <text:p text:style-name="P56"/>
      <text:p text:style-name="P56">Variante Claro (Secundário):</text:p>
      <text:list xml:id="list121909244685852" text:continue-numbering="true" text:style-name="L15">
        <text:list-item>
          <text:p text:style-name="P54">Header - Variante Claro (Secundário)</text:p>
        </text:list-item>
        <text:list-item>
          <text:p text:style-name="P124">Texto ‘/<text:span text:style-name="T77">Masculino</text:span>’, Título H1, cor <text:span text:style-name="T77">Preto</text:span>-Principal, <text:span text:style-name="T77">na metade esquerda</text:span><text:span text:style-name="T66"> da página</text:span></text:p>
        </text:list-item>
        <text:list-item>
          <text:p text:style-name="P54">Crie um Grid com 3 colunas e em cada coluna coloque <text:span text:style-name="T77">3</text:span> componente<text:span text:style-name="T77">s</text:span> Card de Produto - Variante <text:span text:style-name="T77">Claro</text:span> (<text:span text:style-name="T77">Secundário</text:span>), <text:span text:style-name="T77">Produtos Roupa Masculina</text:span></text:p>
        </text:list-item>
        <text:list-item>
          <text:p text:style-name="P101">Footer – Variante Claro (Secundário)</text:p>
        </text:list-item>
      </text:list>
      <text:p text:style-name="P103"/>
      <text:p text:style-name="P103"/>
      <text:p text:style-name="P169"><text:span text:style-name="T71">Página </text:span><text:span text:style-name="T77">Infantil</text:span>:</text:p>
      <text:p text:style-name="P56">Variante Escuro (Principal):</text:p>
      <text:list xml:id="list121909350528294" text:continue-numbering="true" text:style-name="L15">
        <text:list-item>
          <text:p text:style-name="P54">Header - Variante Escuro (Principal)</text:p>
        </text:list-item>
        <text:list-item>
          <text:p text:style-name="P124">Texto ‘/<text:span text:style-name="T77">Infantil</text:span>’, Título H1, cor <text:span text:style-name="T77">Branco</text:span>-Principal, <text:span text:style-name="T77">na metade esquerda</text:span><text:span text:style-name="T66"> da página</text:span></text:p>
        </text:list-item>
        <text:list-item>
          <text:p text:style-name="P54">Crie um Grid com 3 colunas e em cada coluna coloque <text:span text:style-name="T77">3</text:span> componente<text:span text:style-name="T77">s</text:span> Card de Produto - Variante Escuro (Principal), <text:span text:style-name="T77">Produtos Roupa Infantil</text:span></text:p>
        </text:list-item>
        <text:list-item>
          <text:p text:style-name="P54">Footer – Variante Escuro (Principal)</text:p>
        </text:list-item>
      </text:list>
      <text:p text:style-name="P56"/>
      <text:p text:style-name="P56">Variante Claro (Secundário):</text:p>
      <text:list xml:id="list121910226167881" text:continue-numbering="true" text:style-name="L15">
        <text:list-item>
          <text:p text:style-name="P54"><text:soft-page-break/>Header - Variante Claro (Secundário)</text:p>
        </text:list-item>
        <text:list-item>
          <text:p text:style-name="P124">Texto ‘/<text:span text:style-name="T77">Infantil</text:span>’, Título H1, cor <text:span text:style-name="T77">Preto</text:span>-Principal, <text:span text:style-name="T77">na metade esquerda</text:span><text:span text:style-name="T66"> da página</text:span></text:p>
        </text:list-item>
        <text:list-item>
          <text:p text:style-name="P54">Crie um Grid com 3 colunas e em cada coluna coloque <text:span text:style-name="T77">3</text:span> componente<text:span text:style-name="T77">s</text:span> Card de Produto - Variante <text:span text:style-name="T77">Claro</text:span> (<text:span text:style-name="T77">Secundário</text:span>), <text:span text:style-name="T77">Produtos Roupa Infantil</text:span></text:p>
        </text:list-item>
        <text:list-item>
          <text:p text:style-name="P101">Footer – Variante Claro (Secundário)</text:p>
        </text:list-item>
      </text:list>
      <text:p text:style-name="P103"/>
      <text:p text:style-name="P103"/>
      <text:p text:style-name="P163">4. Interações:</text:p>
      <text:p text:style-name="P163"/>
      <text:p text:style-name="P164">Navegação Principal:</text:p>
      <text:p text:style-name="P164"/>
      <text:list xml:id="list1312747945" text:style-name="L20">
        <text:list-item>
          <text:p text:style-name="P165">Header:</text:p>
          <text:list>
            <text:list-item>
              <text:p text:style-name="P40"><text:span text:style-name="T78">Cli</text:span><text:span text:style-name="T79">que</text:span><text:span text:style-name="T78"> </text:span><text:span text:style-name="T79">em </text:span><text:span text:style-name="T78">i</text:span>magem logo_lookshop_<text:span text:style-name="T59">escuro/</text:span><text:span text:style-name="T81">imagem logo_lookshop_claro</text:span> → <text:span text:style-name="T78">Vá</text:span><text:span text:style-name="T56"> para a Homepage</text:span></text:p>
            </text:list-item>
            <text:list-item>
              <text:p text:style-name="P40">Menu de Navegação 1</text:p>
              <text:list>
                <text:list-item>
                  <text:p text:style-name="P71"><text:span text:style-name="T19">Clique em í</text:span><text:span text:style-name="T7">cone</text:span><text:span text:style-name="T6"> sobre_nos_</text:span><text:span text:style-name="T7">b/í</text:span><text:span text:style-name="T20">cone sobre_nos_p/</text:span><text:span text:style-name="T19">texto </text:span><text:span text:style-name="T6">‘Sobre Nós’ → </text:span><text:span text:style-name="T18">Vá</text:span><text:span text:style-name="T8"> para página ‘Sobre Nós’</text:span></text:p>
                </text:list-item>
                <text:list-item>
                  <text:p text:style-name="P71"><text:span text:style-name="T19">Clique em í</text:span><text:span text:style-name="T7">cone</text:span><text:span text:style-name="T6"> contato_</text:span><text:span text:style-name="T7">b/í</text:span><text:span text:style-name="T20">cone contato_p/</text:span><text:span text:style-name="T19">texto </text:span><text:span text:style-name="T6">‘Contato’ → </text:span><text:span text:style-name="T18">Vá</text:span><text:span text:style-name="T8"> para página ‘Contato’</text:span></text:p>
                </text:list-item>
                <text:list-item>
                  <text:p text:style-name="P71"><text:span text:style-name="T19">Clique em í</text:span><text:span text:style-name="T7">cone</text:span><text:span text:style-name="T6"> carrinho_</text:span><text:span text:style-name="T7">b/í</text:span><text:span text:style-name="T20">cone carrinho_p/</text:span><text:span text:style-name="T19">texto </text:span><text:span text:style-name="T6">‘Carrinho’ → </text:span><text:span text:style-name="T18">Vá</text:span><text:span text:style-name="T8"> para página ‘Carrinho’ </text:span></text:p>
                </text:list-item>
                <text:list-item>
                  <text:p text:style-name="P72"><text:span text:style-name="T14">Caso Usuário Não-Logado: </text:span></text:p>
                  <text:list>
                    <text:list-item>
                      <text:p text:style-name="P72"><text:span text:style-name="T19">Clique em í</text:span><text:span text:style-name="T7">cone</text:span><text:span text:style-name="T6"> login_cadastro_</text:span><text:span text:style-name="T7">b/</text:span><text:span text:style-name="T20">ícone login_cadastro_p/</text:span><text:span text:style-name="T19">texto </text:span><text:span text:style-name="T6">‘Login/Cadastro’ → </text:span><text:span text:style-name="T19">Vá</text:span><text:span text:style-name="T8"> para página ‘Login’</text:span></text:p>
                    </text:list-item>
                  </text:list>
                </text:list-item>
                <text:list-item>
                  <text:p text:style-name="P72"><text:span text:style-name="T14">Caso Usuário Logado:</text:span><text:span text:style-name="T8"> <text:s/></text:span></text:p>
                  <text:list>
                    <text:list-item>
                      <text:p text:style-name="P72"><text:span text:style-name="T19">Clique em</text:span><text:span text:style-name="T14"> ícone sair_b/í</text:span><text:span text:style-name="T20">cone sair_p/</text:span><text:span text:style-name="T19">texto </text:span><text:span text:style-name="T14">‘Sair’ </text:span><text:span text:style-name="T16"><text:s/>→ </text:span><text:span text:style-name="T19">Deslogue</text:span><text:span text:style-name="T16"> o usuário </text:span><text:span text:style-name="T22">e mude</text:span><text:span text:style-name="T17"> situação de Caso Usuário Logado para Caso Usuário Não-Logado</text:span></text:p>
                    </text:list-item>
                  </text:list>
                </text:list-item>
                <text:list-item>
                  <text:p text:style-name="P71"><text:span text:style-name="T21">Clique em i</text:span><text:span text:style-name="T7">magem botao_tema_escuro → </text:span><text:span text:style-name="T19">Mude</text:span><text:span text:style-name="T8"> </text:span><text:span text:style-name="T16">para </text:span><text:span text:style-name="T8">o Tema Claro</text:span></text:p>
                </text:list-item>
                <text:list-item>
                  <text:p text:style-name="P186"><text:span text:style-name="T21">Clique em i</text:span><text:span text:style-name="T6">magem botao_tema_claro → Mude para o Tema Escuro</text:span></text:p>
                </text:list-item>
              </text:list>
            </text:list-item>
            <text:list-item>
              <text:p text:style-name="P184"><text:span text:style-name="T79">Clique l</text:span>ogo "Look<text:span text:style-name="T5">Shop</text:span>" <text:s/>→ <text:span text:style-name="T79">Vá</text:span><text:span text:style-name="T58"> para a Homepage</text:span></text:p>
            </text:list-item>
            <text:list-item>
              <text:p text:style-name="P184">Menu de Navegação <text:span text:style-name="T5">2:</text:span></text:p>
              <text:list>
                <text:list-item>
                  <text:p text:style-name="P78"><text:span text:style-name="T90">Clique em t</text:span>exto ‘Feminino’→ <text:span text:style-name="T79">Vá</text:span><text:span text:style-name="T56"> para página ‘Feminino’</text:span></text:p>
                </text:list-item>
                <text:list-item>
                  <text:p text:style-name="P78"><text:span text:style-name="T90">Clique em t</text:span>exto ‘Masculino’ → <text:span text:style-name="T79">Vá</text:span><text:span text:style-name="T56"> para página ‘Masculino’</text:span></text:p>
                </text:list-item>
                <text:list-item>
                  <text:p text:style-name="P78"><text:span text:style-name="T90">Clique em t</text:span>exto ‘Infantil’ → <text:span text:style-name="T79">Vá</text:span><text:span text:style-name="T56"> para página ‘Infantil’</text:span></text:p>
                  <text:p text:style-name="P78"/>
                </text:list-item>
              </text:list>
            </text:list-item>
          </text:list>
        </text:list-item>
        <text:list-item>
          <text:p text:style-name="P185"><text:span text:style-name="T55">F</text:span><text:span text:style-name="T54">ooter:</text:span></text:p>
          <text:list>
            <text:list-item>
              <text:p text:style-name="P47"><text:span text:style-name="T80">Clique </text:span><text:span text:style-name="T90">em </text:span><text:span text:style-name="T80">t</text:span>exto ‘Topo da Página’ → <text:span text:style-name="T80">Vá</text:span><text:span text:style-name="T56"> para o topo da página atual</text:span></text:p>
            </text:list-item>
            <text:list-item>
              <text:p text:style-name="P47"><text:span text:style-name="T80">Clique </text:span><text:span text:style-name="T90">em </text:span><text:span text:style-name="T80">t</text:span>exto ‘Documentação’ → <text:span text:style-name="T80">Vá</text:span><text:span text:style-name="T56"> para </text:span><text:span text:style-name="T80">Página Documentação (página vazia, por enquanto)</text:span></text:p>
            </text:list-item>
            <text:list-item>
              <text:p text:style-name="P185"><text:span text:style-name="T34">Clique l</text:span><text:span text:style-name="T32">ogo "Look</text:span><text:span text:style-name="T33">Shop</text:span><text:span text:style-name="T32">" → </text:span><text:span text:style-name="T34">Vá para a Homepage</text:span></text:p>
              <text:p text:style-name="P185"><text:span text:style-name="T34"/></text:p>
            </text:list-item>
          </text:list>
        </text:list-item>
        <text:list-item>
          <text:p text:style-name="P170"><text:span text:style-name="T34">Card de Produto:</text:span></text:p>
          <text:list>
            <text:list-item>
              <text:p text:style-name="P170"><text:span text:style-name="T34">C</text:span><text:span text:style-name="T31">lique </text:span><text:span text:style-name="T35">em </text:span><text:span text:style-name="T31">Botão “Compre Aqui” → Vá para Página do Produto</text:span></text:p>
            </text:list-item>
          </text:list>
        </text:list-item>
      </text:list>
      <text:p text:style-name="P171"><text:span text:style-name="T31"/></text:p>
      <text:p text:style-name="P171"><text:span text:style-name="T36">Página do Produto:</text:span></text:p>
      <text:list xml:id="list306718016" text:style-name="L22">
        <text:list-item>
          <text:p text:style-name="P64"><text:span text:style-name="T36">Clique </text:span><text:span text:style-name="T38">em </text:span><text:span text:style-name="T36">ícone menos_b/ícone menos_p → </text:span><text:span text:style-name="T37">Dimin</text:span><text:span text:style-name="T38">ua</text:span><text:span text:style-name="T37"> Quantidade de Produto em 1</text:span></text:p>
        </text:list-item>
        <text:list-item>
          <text:p text:style-name="P64"><text:span text:style-name="T37">Clique </text:span><text:span text:style-name="T38">em </text:span><text:span text:style-name="T37">ícone mais_b/ícone mais_p → Aument</text:span><text:span text:style-name="T38">e</text:span><text:span text:style-name="T37"> Quantidade de Produto</text:span><text:span text:style-name="T36"> </text:span><text:span text:style-name="T37">em 1</text:span></text:p>
        </text:list-item>
        <text:list-item>
          <text:p text:style-name="P65"><text:span text:style-name="T37">C</text:span><text:span text:style-name="T36">lique </text:span><text:span text:style-name="T38">em </text:span><text:span text:style-name="T36">botão “Adcione ao Carrinho” → </text:span></text:p>
          <text:list>
            <text:list-item>
              <text:p text:style-name="P65"><text:span text:style-name="T41">Caso Usuário Logado: </text:span><text:span text:style-name="T36">→ Acrescente aquele Produto e aquela Quantidade de Produto ao Carrinho e vá para página ‘Carrinho’</text:span></text:p>
            </text:list-item>
            <text:list-item>
              <text:p text:style-name="P187"><text:span text:style-name="T42">Caso Usuário Não-Logado: →</text:span><text:span text:style-name="T39"> Vá para Página Login </text:span></text:p>
            </text:list-item>
          </text:list>
        </text:list-item>
      </text:list>
      <text:p text:style-name="P188"><text:span text:style-name="T39"/></text:p>
      <text:p text:style-name="P172"><text:soft-page-break/><text:span text:style-name="T39">Página ‘</text:span><text:span text:style-name="T40">Carrinho’</text:span></text:p>
      <text:list xml:id="list121910148016480" text:continue-list="list121909141849654" text:style-name="L16">
        <text:list-item>
          <text:p text:style-name="P116">Na <text:span text:style-name="T63">Primeira Coluna </text:span><text:span text:style-name="T90">da Tabela</text:span>:</text:p>
          <text:list>
            <text:list-item>
              <text:p text:style-name="P122"><text:span text:style-name="T90">Clique</text:span> <text:span text:style-name="T90">em </text:span>ícone xis_vermelho_b/í<text:span text:style-name="T90">cone xis_vermelho_p</text:span> → <text:span text:style-name="T90">Retire o Produto daquela linha do Carrinho e recarregue a página</text:span></text:p>
            </text:list-item>
          </text:list>
        </text:list-item>
        <text:list-item>
          <text:p text:style-name="P127">Na Quarta Coluna <text:span text:style-name="T90">da Tabela</text:span>:</text:p>
          <text:list>
            <text:list-item>
              <text:p text:style-name="P127"><text:span text:style-name="T90">Clique em í</text:span><text:span text:style-name="T91">cone menos_b/í</text:span><text:span text:style-name="T90">cone menos_p → Diminua Quantidade de Produto do Produto daquela linha em 1</text:span></text:p>
            </text:list-item>
            <text:list-item>
              <text:p text:style-name="P127"><text:span text:style-name="T90">Clique em ícone mais_b/ícone mais_p → Aumente Quantidade de Produto do Produto daquela linha em 1</text:span></text:p>
            </text:list-item>
          </text:list>
        </text:list-item>
        <text:list-item>
          <text:p text:style-name="P130">Abaixo da tabela, à direita, deve ter:</text:p>
          <text:list>
            <text:list-item>
              <text:p text:style-name="P148">Texto “<text:span text:style-name="T92">Preço Subtotal do Carrinho”</text:span>→ Some todos os “Total do Produto” e <text:span text:style-name="T92">coloque o resultado em “Preço Subtotal do Carrinho”</text:span></text:p>
            </text:list-item>
            <text:list-item>
              <text:p text:style-name="P149">Texto “Total do Carrinho” → Some o “Preço Subtotal do Carrinho” e “Preço do Frete” e coloque o resultado em “Total do Carrinho”</text:p>
            </text:list-item>
            <text:list-item>
              <text:p text:style-name="P150">Clique em botão “Pagamento” → (em um sistema real, iria para Pagamento) </text:p>
              <text:list>
                <text:list-item>
                  <text:p text:style-name="P150"><text:span text:style-name="T75">Variante Escuro (Principal): </text:span><text:span text:style-name="T86">Mostre mensagem</text:span><text:span text:style-name="T82"> ‘</text:span><text:span text:style-name="T86">Compra Realizada com Sucesso</text:span><text:span text:style-name="T82">’, </text:span><text:span text:style-name="T86">Título H2,</text:span><text:span text:style-name="T95"> cor Branco-Principal e fundo Preto-Principal</text:span></text:p>
                </text:list-item>
                <text:list-item>
                  <text:p text:style-name="P162">Variante Claro (Secundário): <text:span text:style-name="T82">Mostre mensagem</text:span><text:span text:style-name="T87"> ‘</text:span><text:span text:style-name="T82">Compra Realizada com Sucesso</text:span><text:span text:style-name="T87">’, </text:span><text:span text:style-name="T82">Título H2, cor Preto-Principal e fundo Branco-Principal</text:span><text:span text:style-name="T87"> </text:span></text:p>
                </text:list-item>
              </text:list>
            </text:list-item>
            <text:list-item>
              <text:p text:style-name="P149">Clique em botão “Continuar Comprando” → Vá para Homepage</text:p>
            </text:list-item>
          </text:list>
        </text:list-item>
      </text:list>
      <text:p text:style-name="P151"><text:span text:style-name="T40"/></text:p>
      <text:p text:style-name="P158">Página ‘<text:span text:style-name="T66">Login</text:span><text:span text:style-name="T64">’</text:span></text:p>
      <text:list xml:id="list2073272139" text:style-name="L23">
        <text:list-item>
          <text:p text:style-name="P152">Hover mouse sobre texto ‘Cadastre-se’ → </text:p>
          <text:list>
            <text:list-item>
              <text:p text:style-name="P152"><text:span text:style-name="T72">Variante Escuro (Principal): → </text:span>Mude de cor <text:span text:style-name="T68">#</text:span><text:span text:style-name="T94">fae</text:span><text:span text:style-name="T68">58</text:span><text:span text:style-name="T94">c</text:span><text:span text:style-name="T68"> (amarelo claro) </text:span>para <text:span text:style-name="T94">Vermelho-Hover</text:span></text:p>
            </text:list-item>
            <text:list-item>
              <text:p text:style-name="P161">Variante Claro (Secundário): → <text:span text:style-name="T82">Mude de cor </text:span><text:span text:style-name="T83">#</text:span><text:span text:style-name="T85">dcb</text:span><text:span text:style-name="T83">71</text:span><text:span text:style-name="T85">b</text:span><text:span text:style-name="T83"> (amarelo </text:span><text:span text:style-name="T84">escuro</text:span><text:span text:style-name="T83">) </text:span><text:span text:style-name="T82">para </text:span><text:span text:style-name="T85">Vermelho-Hover</text:span></text:p>
            </text:list-item>
          </text:list>
        </text:list-item>
      </text:list>
      <text:list xml:id="list121910768944572" text:continue-list="list121910148016480" text:style-name="L16">
        <text:list-item>
          <text:p text:style-name="P143"><text:span text:style-name="T93">Clique em t</text:span>exto ‘Cadastre-se’<text:span text:style-name="T68"> → </text:span><text:span text:style-name="T93">Vá</text:span><text:span text:style-name="T68"> para página ‘Cadastro’ </text:span></text:p>
        </text:list-item>
        <text:list-item>
          <text:p text:style-name="P138"><text:span text:style-name="T94">Clique em b</text:span>otão ícone google + “Login com Google” → <text:span text:style-name="T93">Logue</text:span><text:span text:style-name="T69"> usando conta do Google </text:span><text:span text:style-name="T70">e </text:span><text:span text:style-name="T93">vá</text:span><text:span text:style-name="T70"> para ‘Homepage’ </text:span><text:span text:style-name="T94">e mude</text:span><text:span text:style-name="T70"> situação de Caso Usuário Não-Logado para Caso Usuário Logado</text:span></text:p>
        </text:list-item>
        <text:list-item>
          <text:p text:style-name="P139"><text:span text:style-name="T94">Clique em b</text:span>otão “Login” (Componente Botão 2 – Variante Escuro) → <text:span text:style-name="T93">Tente</text:span><text:span text:style-name="T69"> fazer login </text:span><text:span text:style-name="T93">com as informações de Input Formulário Login</text:span><text:span text:style-name="T69"> </text:span><text:span text:style-name="T93">e</text:span></text:p>
          <text:list>
            <text:list-item>
              <text:p text:style-name="P139"><text:span text:style-name="T73">Login Sucesso: </text:span><text:span text:style-name="T93">vá</text:span><text:span text:style-name="T70"> para ‘Homepage’ </text:span><text:span text:style-name="T94">e mude</text:span><text:span text:style-name="T70"> situação de Caso Usuário Não-Logado para Caso Usuário Logado</text:span></text:p>
            </text:list-item>
            <text:list-item>
              <text:p text:style-name="P154"><text:span text:style-name="T72">Login Fracasso:</text:span><text:span text:style-name="T82"> mostre texto “</text:span><text:span text:style-name="T85">Mensagem Específica de Erro Login”</text:span><text:span text:style-name="T82">, </text:span><text:span text:style-name="T85">Título H2, cor Branco-Principal</text:span></text:p>
            </text:list-item>
          </text:list>
        </text:list-item>
      </text:list>
      <text:p text:style-name="P153"><text:span text:style-name="T43"/></text:p>
      <text:p text:style-name="P160">Página ‘Cadastro’</text:p>
      <text:list xml:id="list121909623549940" text:continue-numbering="true" text:style-name="L16">
        <text:list-item>
          <text:p text:style-name="P140"><text:span text:style-name="T94">Clique em b</text:span>otão ícone google + “<text:span text:style-name="T69">Continue</text:span> com Google” → <text:span text:style-name="T94">Cadastre </text:span><text:span text:style-name="T69">usando conta do Google </text:span><text:span text:style-name="T70">e </text:span><text:span text:style-name="T94">vá</text:span><text:span text:style-name="T70"> para ‘Homepage’ </text:span><text:span text:style-name="T94">e</text:span><text:span text:style-name="T70"> mud</text:span><text:span text:style-name="T94">e</text:span><text:span text:style-name="T70"> situação de Caso Usuário Não-Logado para Caso Usuário Logado</text:span></text:p>
        </text:list-item>
        <text:list-item>
          <text:p text:style-name="P140"><text:span text:style-name="T94">Clique em b</text:span>otão “<text:span text:style-name="T69">Cadastro</text:span>”→ <text:span text:style-name="T94">Tente</text:span><text:span text:style-name="T69"> cadastrar novo usuário usando as informações passadas em Input Formulário Cadastro </text:span><text:span text:style-name="T94">e </text:span></text:p>
          <text:list>
            <text:list-item>
              <text:p text:style-name="P140"><text:span text:style-name="T74">Cadastro Sucesso: </text:span><text:span text:style-name="T69">log</text:span><text:span text:style-name="T94">ue</text:span><text:span text:style-name="T69"> nessa conta nova,</text:span><text:span text:style-name="T70"> </text:span><text:span text:style-name="T94">vá</text:span><text:span text:style-name="T70"> para ‘Homepage’ </text:span><text:span text:style-name="T94">e mude</text:span><text:span text:style-name="T70"> situação de Caso Usuário Não-Logado para Caso Usuário Logado</text:span></text:p>
            </text:list-item>
            <text:list-item>
              <text:p text:style-name="P155"><text:span text:style-name="T72">Cadastro Fracasso:</text:span><text:span text:style-name="T82"> mostre texto “Mensagem Específica de Erro Cadastro”, Título H2, cor Branco-Principa</text:span><text:span text:style-name="T86">l</text:span></text:p>
            </text:list-item>
          </text:list>
        </text:list-item>
      </text:list>
      <text:p text:style-name="P104"><text:span text:style-name="T43"/></text:p>
      <text:p text:style-name="P28"/>
      <text:p text:style-name="P19"/>
      <text:p text:style-name="P8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1T18:13:47.278280906</meta:creation-date>
    <meta:editing-duration>PT17M58S</meta:editing-duration>
    <meta:editing-cycles>5</meta:editing-cycles>
    <meta:generator>LibreOffice/7.3.7.2$Linux_X86_64 LibreOffice_project/30$Build-2</meta:generator>
    <dc:date>2025-06-02T12:19:08.363434585</dc:date>
    <meta:document-statistic meta:table-count="0" meta:image-count="0" meta:object-count="0" meta:page-count="11" meta:paragraph-count="398" meta:word-count="3792" meta:character-count="24333" meta:non-whitespace-character-count="21172"/>
  </office:meta>
</office:document-meta>
</file>